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953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362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2465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2083in"/>
    </style:style>
    <style:style style:name="co8" style:family="table-column">
      <style:table-column-properties fo:break-before="auto" style:column-width="0.4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in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9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1" style:family="table-cell" style:parent-style-name="Default" style:data-style-name="N100"/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Keymap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>
          <table:table-cell table:style-name="ce3"/>
          <table:table-cell table:style-name="ce5" table:number-columns-repeated="5"/>
          <table:table-cell table:style-name="ce24"/>
          <table:table-cell table:style-name="ce5" table:number-columns-repeated="5"/>
          <table:table-cell table:number-columns-repeated="12"/>
        </table:table-row>
        <table:table-row table:style-name="ro1">
          <table:table-cell table:style-name="ce3" office:value-type="string" calcext:value-type="string" table:number-columns-spanned="1" table:number-rows-spanned="4">
            <text:p>0 – Main</text:p>
          </table:table-cell>
          <table:table-cell table:style-name="ce9" office:value-type="string" calcext:value-type="string">
            <text:p>' “</text:p>
          </table:table-cell>
          <table:table-cell table:style-name="ce9" office:value-type="string" calcext:value-type="string">
            <text:p>, ?</text:p>
          </table:table-cell>
          <table:table-cell table:style-name="ce9" office:value-type="string" calcext:value-type="string">
            <text:p>. !</text:p>
          </table:table-cell>
          <table:table-cell table:style-name="ce9" office:value-type="string" calcext:value-type="string">
            <text:p>P</text:p>
          </table:table-cell>
          <table:table-cell table:style-name="ce9" office:value-type="string" calcext:value-type="string">
            <text:p>Y</text:p>
          </table:table-cell>
          <table:table-cell table:style-name="ce11"/>
          <table:table-cell table:style-name="ce9" office:value-type="string" calcext:value-type="string">
            <text:p>F</text:p>
          </table:table-cell>
          <table:table-cell table:style-name="ce9" office:value-type="string" calcext:value-type="string">
            <text:p>G</text:p>
          </table:table-cell>
          <table:table-cell table:style-name="ce9" office:value-type="string" calcext:value-type="string">
            <text:p>C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L</text:p>
          </table:table-cell>
          <table:table-cell/>
          <table:table-cell table:formula="of:=LOOKUP(&quot;~&quot; &amp; [.B2];[$Keycodes.$A$1:$Keycodes.$A$1048576];[$Keycodes.$B$1:$Keycodes.$B$1048576])" office:value-type="string" office:string-value="AS(SQT)" calcext:value-type="string">
            <text:p>AS(SQT)</text:p>
          </table:table-cell>
          <table:table-cell table:formula="of:=LOOKUP(&quot;~&quot; &amp; [.C2];[$Keycodes.$A$1:$Keycodes.$A$1048576];[$Keycodes.$B$1:$Keycodes.$B$1048576])" office:value-type="string" office:string-value="&amp;comma_qmark" calcext:value-type="string">
            <text:p>&amp;comma_qmark</text:p>
          </table:table-cell>
          <table:table-cell table:formula="of:=LOOKUP(&quot;~&quot; &amp; [.D2];[$Keycodes.$A$1:$Keycodes.$A$1048576];[$Keycodes.$B$1:$Keycodes.$B$1048576])" office:value-type="string" office:string-value="&amp;dot_excl" calcext:value-type="string">
            <text:p>&amp;dot_excl</text:p>
          </table:table-cell>
          <table:table-cell table:formula="of:=LOOKUP(&quot;~&quot; &amp; [.E2];[$Keycodes.$A$1:$Keycodes.$A$1048576];[$Keycodes.$B$1:$Keycodes.$B$1048576])" office:value-type="string" office:string-value="&amp;kp P" calcext:value-type="string">
            <text:p>&amp;kp P</text:p>
          </table:table-cell>
          <table:table-cell table:formula="of:=LOOKUP(&quot;~&quot; &amp; [.F2];[$Keycodes.$A$1:$Keycodes.$A$1048576];[$Keycodes.$B$1:$Keycodes.$B$1048576])" office:value-type="string" office:string-value="&amp;kp Y" calcext:value-type="string">
            <text:p>&amp;kp Y</text:p>
          </table:table-cell>
          <table:table-cell office:value-type="string" calcext:value-type="string">
            <text:p>/**/</text:p>
          </table:table-cell>
          <table:table-cell table:formula="of:=LOOKUP(&quot;~&quot; &amp; [.H2];[$Keycodes.$A$1:.$A$1048576];[$Keycodes.$B$1:.$B$1048576])" office:value-type="string" office:string-value="&amp;kp F" calcext:value-type="string">
            <text:p>&amp;kp F</text:p>
          </table:table-cell>
          <table:table-cell table:formula="of:=LOOKUP(&quot;~&quot; &amp; [.I2];[$Keycodes.$A$1:.$A$1048576];[$Keycodes.$B$1:.$B$1048576])" office:value-type="string" office:string-value="&amp;kp G" calcext:value-type="string">
            <text:p>&amp;kp G</text:p>
          </table:table-cell>
          <table:table-cell table:formula="of:=LOOKUP(&quot;~&quot; &amp; [.J2];[$Keycodes.$A$1:.$A$1048576];[$Keycodes.$B$1:.$B$1048576])" office:value-type="string" office:string-value="&amp;kp C" calcext:value-type="string">
            <text:p>&amp;kp C</text:p>
          </table:table-cell>
          <table:table-cell table:formula="of:=LOOKUP(&quot;~&quot; &amp; [.K2];[$Keycodes.$A$1:.$A$1048576];[$Keycodes.$B$1:.$B$1048576])" office:value-type="string" office:string-value="&amp;kp R" calcext:value-type="string">
            <text:p>&amp;kp R</text:p>
          </table:table-cell>
          <table:table-cell table:formula="of:=LOOKUP(&quot;~&quot; &amp; [.L2];[$Keycodes.$A$1:.$A$1048576];[$Keycodes.$B$1:.$B$1048576])" office:value-type="string" office:string-value="&amp;kp L" calcext:value-type="string">
            <text:p>&amp;kp L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A s</text:p>
          </table:table-cell>
          <table:table-cell table:style-name="ce9" office:value-type="string" calcext:value-type="string">
            <text:p>O c</text:p>
          </table:table-cell>
          <table:table-cell table:style-name="ce9" office:value-type="string" calcext:value-type="string">
            <text:p>E a</text:p>
          </table:table-cell>
          <table:table-cell table:style-name="ce9" office:value-type="string" calcext:value-type="string">
            <text:p>U m</text:p>
          </table:table-cell>
          <table:table-cell table:style-name="ce9" office:value-type="string" calcext:value-type="string">
            <text:p>I</text:p>
          </table:table-cell>
          <table:table-cell table:style-name="ce11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H m</text:p>
          </table:table-cell>
          <table:table-cell table:style-name="ce9" office:value-type="string" calcext:value-type="string">
            <text:p>T a</text:p>
          </table:table-cell>
          <table:table-cell table:style-name="ce9" office:value-type="string" calcext:value-type="string">
            <text:p>N c</text:p>
          </table:table-cell>
          <table:table-cell table:style-name="ce9" office:value-type="string" calcext:value-type="string">
            <text:p>S s</text:p>
          </table:table-cell>
          <table:table-cell/>
          <table:table-cell table:formula="of:=LOOKUP(&quot;~&quot; &amp; [.B3];[$Keycodes.$A$1:$Keycodes.$A$1048576];[$Keycodes.$B$1:$Keycodes.$B$1048576])" office:value-type="string" office:string-value="&amp;hm LSHIFT A" calcext:value-type="string">
            <text:p>&amp;hm LSHIFT A</text:p>
          </table:table-cell>
          <table:table-cell table:formula="of:=LOOKUP(&quot;~&quot; &amp; [.C3];[$Keycodes.$A$1:$Keycodes.$A$1048576];[$Keycodes.$B$1:$Keycodes.$B$1048576])" office:value-type="string" office:string-value="&amp;hm LCTL O" calcext:value-type="string">
            <text:p>&amp;hm LCTL O</text:p>
          </table:table-cell>
          <table:table-cell table:formula="of:=LOOKUP(&quot;~&quot; &amp; [.D3];[$Keycodes.$A$1:$Keycodes.$A$1048576];[$Keycodes.$B$1:$Keycodes.$B$1048576])" office:value-type="string" office:string-value="&amp;hm LALT E" calcext:value-type="string">
            <text:p>&amp;hm LALT E</text:p>
          </table:table-cell>
          <table:table-cell table:formula="of:=LOOKUP(&quot;~&quot; &amp; [.E3];[$Keycodes.$A$1:$Keycodes.$A$1048576];[$Keycodes.$B$1:$Keycodes.$B$1048576])" office:value-type="string" office:string-value="&amp;hm LMETA U" calcext:value-type="string">
            <text:p>&amp;hm LMETA U</text:p>
          </table:table-cell>
          <table:table-cell table:formula="of:=LOOKUP(&quot;~&quot; &amp; [.F3];[$Keycodes.$A$1:$Keycodes.$A$1048576];[$Keycodes.$B$1:$Keycodes.$B$1048576])" office:value-type="string" office:string-value="&amp;kp I" calcext:value-type="string">
            <text:p>&amp;kp I</text:p>
          </table:table-cell>
          <table:table-cell office:value-type="string" calcext:value-type="string">
            <text:p>/**/</text:p>
          </table:table-cell>
          <table:table-cell table:formula="of:=LOOKUP(&quot;~&quot; &amp; [.H3];[$Keycodes.$A$1:.$A$1048576];[$Keycodes.$B$1:.$B$1048576])" office:value-type="string" office:string-value="&amp;kp D" calcext:value-type="string">
            <text:p>&amp;kp D</text:p>
          </table:table-cell>
          <table:table-cell table:formula="of:=LOOKUP(&quot;~&quot; &amp; [.I3];[$Keycodes.$A$1:.$A$1048576];[$Keycodes.$B$1:.$B$1048576])" office:value-type="string" office:string-value="&amp;hm RMETA H" calcext:value-type="string">
            <text:p>&amp;hm RMETA H</text:p>
          </table:table-cell>
          <table:table-cell table:formula="of:=LOOKUP(&quot;~&quot; &amp; [.J3];[$Keycodes.$A$1:.$A$1048576];[$Keycodes.$B$1:.$B$1048576])" office:value-type="string" office:string-value="&amp;hm RALT T" calcext:value-type="string">
            <text:p>&amp;hm RALT T</text:p>
          </table:table-cell>
          <table:table-cell table:formula="of:=LOOKUP(&quot;~&quot; &amp; [.K3];[$Keycodes.$A$1:.$A$1048576];[$Keycodes.$B$1:.$B$1048576])" office:value-type="string" office:string-value="&amp;hm RCTL N" calcext:value-type="string">
            <text:p>&amp;hm RCTL N</text:p>
          </table:table-cell>
          <table:table-cell table:formula="of:=LOOKUP(&quot;~&quot; &amp; [.L3];[$Keycodes.$A$1:.$A$1048576];[$Keycodes.$B$1:.$B$1048576])" office:value-type="string" office:string-value="&amp;hm RSHIFT S" calcext:value-type="string">
            <text:p>&amp;hm RSHIFT S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; :</text:p>
          </table:table-cell>
          <table:table-cell table:style-name="ce9" office:value-type="string" calcext:value-type="string">
            <text:p>Q</text:p>
          </table:table-cell>
          <table:table-cell table:style-name="ce9" office:value-type="string" calcext:value-type="string">
            <text:p>J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X</text:p>
          </table:table-cell>
          <table:table-cell table:style-name="ce11"/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W</text:p>
          </table:table-cell>
          <table:table-cell table:style-name="ce9" office:value-type="string" calcext:value-type="string">
            <text:p>V</text:p>
          </table:table-cell>
          <table:table-cell table:style-name="ce9" office:value-type="string" calcext:value-type="string">
            <text:p>Z</text:p>
          </table:table-cell>
          <table:table-cell/>
          <table:table-cell table:formula="of:=LOOKUP(&quot;~&quot; &amp; [.B4];[$Keycodes.$A$1:$Keycodes.$A$1048576];[$Keycodes.$B$1:$Keycodes.$B$1048576])" office:value-type="string" office:string-value="AS(SEMI)" calcext:value-type="string">
            <text:p>AS(SEMI)</text:p>
          </table:table-cell>
          <table:table-cell table:formula="of:=LOOKUP(&quot;~&quot; &amp; [.C4];[$Keycodes.$A$1:$Keycodes.$A$1048576];[$Keycodes.$B$1:$Keycodes.$B$1048576])" office:value-type="string" office:string-value="&amp;kp Q" calcext:value-type="string">
            <text:p>&amp;kp Q</text:p>
          </table:table-cell>
          <table:table-cell table:formula="of:=LOOKUP(&quot;~&quot; &amp; [.D4];[$Keycodes.$A$1:$Keycodes.$A$1048576];[$Keycodes.$B$1:$Keycodes.$B$1048576])" office:value-type="string" office:string-value="&amp;kp J" calcext:value-type="string">
            <text:p>&amp;kp J</text:p>
          </table:table-cell>
          <table:table-cell table:formula="of:=LOOKUP(&quot;~&quot; &amp; [.E4];[$Keycodes.$A$1:$Keycodes.$A$1048576];[$Keycodes.$B$1:$Keycodes.$B$1048576])" office:value-type="string" office:string-value="&amp;kp K" calcext:value-type="string">
            <text:p>&amp;kp K</text:p>
          </table:table-cell>
          <table:table-cell table:formula="of:=LOOKUP(&quot;~&quot; &amp; [.F4];[$Keycodes.$A$1:$Keycodes.$A$1048576];[$Keycodes.$B$1:$Keycodes.$B$1048576])" office:value-type="string" office:string-value="&amp;kp X" calcext:value-type="string">
            <text:p>&amp;kp X</text:p>
          </table:table-cell>
          <table:table-cell office:value-type="string" calcext:value-type="string">
            <text:p>/**/</text:p>
          </table:table-cell>
          <table:table-cell table:formula="of:=LOOKUP(&quot;~&quot; &amp; [.H4];[$Keycodes.$A$1:.$A$1048576];[$Keycodes.$B$1:.$B$1048576])" office:value-type="string" office:string-value="&amp;kp B" calcext:value-type="string">
            <text:p>&amp;kp B</text:p>
          </table:table-cell>
          <table:table-cell table:formula="of:=LOOKUP(&quot;~&quot; &amp; [.I4];[$Keycodes.$A$1:.$A$1048576];[$Keycodes.$B$1:.$B$1048576])" office:value-type="string" office:string-value="&amp;kp M" calcext:value-type="string">
            <text:p>&amp;kp M</text:p>
          </table:table-cell>
          <table:table-cell table:formula="of:=LOOKUP(&quot;~&quot; &amp; [.J4];[$Keycodes.$A$1:.$A$1048576];[$Keycodes.$B$1:.$B$1048576])" office:value-type="string" office:string-value="&amp;kp W" calcext:value-type="string">
            <text:p>&amp;kp W</text:p>
          </table:table-cell>
          <table:table-cell table:formula="of:=LOOKUP(&quot;~&quot; &amp; [.K4];[$Keycodes.$A$1:.$A$1048576];[$Keycodes.$B$1:.$B$1048576])" office:value-type="string" office:string-value="&amp;kp V" calcext:value-type="string">
            <text:p>&amp;kp V</text:p>
          </table:table-cell>
          <table:table-cell table:formula="of:=LOOKUP(&quot;~&quot; &amp; [.L4];[$Keycodes.$A$1:.$A$1048576];[$Keycodes.$B$1:.$B$1048576])" office:value-type="string" office:string-value="&amp;kp Z" calcext:value-type="string">
            <text:p>&amp;kp Z</text:p>
          </table:table-cell>
        </table:table-row>
        <table:table-row table:style-name="ro1">
          <table:covered-table-cell/>
          <table:table-cell table:style-name="ce10"/>
          <table:table-cell table:style-name="ce13"/>
          <table:table-cell table:style-name="ce9" office:value-type="string" calcext:value-type="string">
            <text:p>MoNt</text:p>
          </table:table-cell>
          <table:table-cell table:style-name="ce9" office:value-type="string" calcext:value-type="string">
            <text:p>Tab</text:p>
          </table:table-cell>
          <table:table-cell table:style-name="ce9" office:value-type="string" calcext:value-type="string">
            <text:p>Back</text:p>
          </table:table-cell>
          <table:table-cell table:style-name="ce11"/>
          <table:table-cell table:style-name="ce9" office:value-type="string" calcext:value-type="string">
            <text:p>Spc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ToFn</text:p>
          </table:table-cell>
          <table:table-cell table:style-name="ce16"/>
          <table:table-cell table:style-name="ce10"/>
          <table:table-cell table:number-columns-repeated="3"/>
          <table:table-cell table:formula="of:=LOOKUP(&quot;~&quot; &amp; [.D5];[$Keycodes.$A$1:$Keycodes.$A$1048576];[$Keycodes.$B$1:$Keycodes.$B$1048576])" office:value-type="string" office:string-value="&amp;mo NumTemp" calcext:value-type="string">
            <text:p>&amp;mo NumTemp</text:p>
          </table:table-cell>
          <table:table-cell table:formula="of:=LOOKUP(&quot;~&quot; &amp; [.E5];[$Keycodes.$A$1:$Keycodes.$A$1048576];[$Keycodes.$B$1:$Keycodes.$B$1048576])" office:value-type="string" office:string-value="&amp;kp TAB" calcext:value-type="string">
            <text:p>&amp;kp TAB</text:p>
          </table:table-cell>
          <table:table-cell table:formula="of:=LOOKUP(&quot;~&quot; &amp; [.F5];[$Keycodes.$A$1:$Keycodes.$A$1048576];[$Keycodes.$B$1:$Keycodes.$B$1048576])" office:value-type="string" office:string-value="&amp;kp BSPC" calcext:value-type="string">
            <text:p>&amp;kp BSPC</text:p>
          </table:table-cell>
          <table:table-cell office:value-type="string" calcext:value-type="string">
            <text:p>/**/</text:p>
          </table:table-cell>
          <table:table-cell table:formula="of:=LOOKUP(&quot;~&quot; &amp; [.H5];[$Keycodes.$A$1:.$A$1048576];[$Keycodes.$B$1:.$B$1048576])" office:value-type="string" office:string-value="&amp;kp SPACE" calcext:value-type="string">
            <text:p>&amp;kp SPACE</text:p>
          </table:table-cell>
          <table:table-cell table:formula="of:=LOOKUP(&quot;~&quot; &amp; [.I5];[$Keycodes.$A$1:.$A$1048576];[$Keycodes.$B$1:.$B$1048576])" office:value-type="string" office:string-value="&amp;kp RET" calcext:value-type="string">
            <text:p>&amp;kp RET</text:p>
          </table:table-cell>
          <table:table-cell table:formula="of:=LOOKUP(&quot;~&quot; &amp; [.J5];[$Keycodes.$A$1:.$A$1048576];[$Keycodes.$B$1:.$B$1048576])" office:value-type="string" office:string-value="&amp;to Fn_Sym" calcext:value-type="string">
            <text:p>&amp;to Fn_Sym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Main</text:p>
          </table:table-cell>
          <table:table-cell table:style-name="ce11" table:number-columns-repeated="10"/>
          <table:table-cell table:number-columns-repeated="12"/>
        </table:table-row>
        <table:table-row table:style-name="ro1">
          <table:table-cell/>
          <table:table-cell table:style-name="ce11" table:number-columns-repeated="11"/>
          <table:table-cell table:number-columns-repeated="12"/>
        </table:table-row>
        <table:table-row table:style-name="ro1">
          <table:table-cell table:style-name="ce3" office:value-type="string" calcext:value-type="string" table:number-columns-spanned="1" table:number-rows-spanned="4">
            <text:p>1 – Numpad</text:p>
          </table:table-cell>
          <table:table-cell table:style-name="ce9" office:value-type="string" calcext:value-type="string">
            <text:p>ESC</text:p>
          </table:table-cell>
          <table:table-cell table:style-name="ce9" office:value-type="string" calcext:value-type="string">
            <text:p>` ~</text:p>
          </table:table-cell>
          <table:table-cell table:style-name="ce9" office:value-type="string" calcext:value-type="string">
            <text:p>Up</text:p>
          </table:table-cell>
          <table:table-cell table:style-name="ce9" office:value-type="string" calcext:value-type="string">
            <text:p>M(B)</text:p>
          </table:table-cell>
          <table:table-cell table:style-name="ce9" office:value-type="string" calcext:value-type="string">
            <text:p>PgUp</text:p>
          </table:table-cell>
          <table:table-cell table:style-name="ce11"/>
          <table:table-cell table:style-name="ce9" office:value-type="string" calcext:value-type="string">
            <text:p>*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+</text:p>
          </table:table-cell>
          <table:table-cell/>
          <table:table-cell table:formula="of:=LOOKUP(&quot;~&quot; &amp; [.B8];[$Keycodes.$A$1:$Keycodes.$A$1048576];[$Keycodes.$B$1:$Keycodes.$B$1048576])" office:value-type="string" office:string-value="&amp;kp ESC" calcext:value-type="string">
            <text:p>&amp;kp ESC</text:p>
          </table:table-cell>
          <table:table-cell table:formula="of:=LOOKUP(&quot;~&quot; &amp; [.C8];[$Keycodes.$A$1:$Keycodes.$A$1048576];[$Keycodes.$B$1:$Keycodes.$B$1048576])" office:value-type="string" office:string-value="AS(GRAVE)" calcext:value-type="string">
            <text:p>AS(GRAVE)</text:p>
          </table:table-cell>
          <table:table-cell table:formula="of:=LOOKUP(&quot;~&quot; &amp; [.D8];[$Keycodes.$A$1:$Keycodes.$A$1048576];[$Keycodes.$B$1:$Keycodes.$B$1048576])" office:value-type="string" office:string-value="&amp;kp UP" calcext:value-type="string">
            <text:p>&amp;kp UP</text:p>
          </table:table-cell>
          <table:table-cell table:formula="of:=LOOKUP(&quot;~&quot; &amp; [.E8];[$Keycodes.$A$1:$Keycodes.$A$1048576];[$Keycodes.$B$1:$Keycodes.$B$1048576])" office:value-type="string" office:string-value="&amp;kg LG(BSPC)" calcext:value-type="string">
            <text:p>&amp;kg LG(BSPC)</text:p>
          </table:table-cell>
          <table:table-cell table:formula="of:=LOOKUP(&quot;~&quot; &amp; [.F8];[$Keycodes.$A$1:$Keycodes.$A$1048576];[$Keycodes.$B$1:$Keycodes.$B$1048576])" office:value-type="string" office:string-value="&amp;kp PG_UP" calcext:value-type="string">
            <text:p>&amp;kp PG_UP</text:p>
          </table:table-cell>
          <table:table-cell office:value-type="string" calcext:value-type="string">
            <text:p>/**/</text:p>
          </table:table-cell>
          <table:table-cell table:formula="of:=LOOKUP(&quot;~&quot; &amp; [.H8];[$Keycodes.$A$1:.$A$1048576];[$Keycodes.$B$1:.$B$1048576])" office:value-type="string" office:string-value="&amp;kp STAR" calcext:value-type="string">
            <text:p>&amp;kp STAR</text:p>
          </table:table-cell>
          <table:table-cell table:formula="of:=LOOKUP(&quot;~&quot; &amp; [.I8];[$Keycodes.$A$1:.$A$1048576];[$Keycodes.$B$1:.$B$1048576])" office:value-type="string" office:string-value="&amp;kp N7" calcext:value-type="string">
            <text:p>&amp;kp N7</text:p>
          </table:table-cell>
          <table:table-cell table:formula="of:=LOOKUP(&quot;~&quot; &amp; [.J8];[$Keycodes.$A$1:.$A$1048576];[$Keycodes.$B$1:.$B$1048576])" office:value-type="string" office:string-value="&amp;kp N8" calcext:value-type="string">
            <text:p>&amp;kp N8</text:p>
          </table:table-cell>
          <table:table-cell table:formula="of:=LOOKUP(&quot;~&quot; &amp; [.K8];[$Keycodes.$A$1:.$A$1048576];[$Keycodes.$B$1:.$B$1048576])" office:value-type="string" office:string-value="&amp;kp N9" calcext:value-type="string">
            <text:p>&amp;kp N9</text:p>
          </table:table-cell>
          <table:table-cell table:formula="of:=LOOKUP(&quot;~&quot; &amp; [.L8];[$Keycodes.$A$1:.$A$1048576];[$Keycodes.$B$1:.$B$1048576])" office:value-type="string" office:string-value="&amp;kp PLUS" calcext:value-type="string">
            <text:p>&amp;kp PLUS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M(T)</text:p>
          </table:table-cell>
          <table:table-cell table:style-name="ce9" office:value-type="string" calcext:value-type="string">
            <text:p>Left</text:p>
          </table:table-cell>
          <table:table-cell table:style-name="ce9" office:value-type="string" calcext:value-type="string">
            <text:p>Down</text:p>
          </table:table-cell>
          <table:table-cell table:style-name="ce9" office:value-type="string" calcext:value-type="string">
            <text:p>Right</text:p>
          </table:table-cell>
          <table:table-cell table:style-name="ce9" office:value-type="string" calcext:value-type="string">
            <text:p>PgDn</text:p>
          </table:table-cell>
          <table:table-cell table:style-name="ce11"/>
          <table:table-cell table:style-name="ce9" office:value-type="string" calcext:value-type="string">
            <text:p>/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-</text:p>
          </table:table-cell>
          <table:table-cell/>
          <table:table-cell table:formula="of:=LOOKUP(&quot;~&quot; &amp; [.B9];[$Keycodes.$A$1:$Keycodes.$A$1048576];[$Keycodes.$B$1:$Keycodes.$B$1048576])" office:value-type="string" office:string-value="&amp;kp LG(TAB)" calcext:value-type="string">
            <text:p>&amp;kp LG(TAB)</text:p>
          </table:table-cell>
          <table:table-cell table:formula="of:=LOOKUP(&quot;~&quot; &amp; [.C9];[$Keycodes.$A$1:$Keycodes.$A$1048576];[$Keycodes.$B$1:$Keycodes.$B$1048576])" office:value-type="string" office:string-value="&amp;kp LEFT" calcext:value-type="string">
            <text:p>&amp;kp LEFT</text:p>
          </table:table-cell>
          <table:table-cell table:formula="of:=LOOKUP(&quot;~&quot; &amp; [.D9];[$Keycodes.$A$1:$Keycodes.$A$1048576];[$Keycodes.$B$1:$Keycodes.$B$1048576])" office:value-type="string" office:string-value="&amp;kp DOWN" calcext:value-type="string">
            <text:p>&amp;kp DOWN</text:p>
          </table:table-cell>
          <table:table-cell table:formula="of:=LOOKUP(&quot;~&quot; &amp; [.E9];[$Keycodes.$A$1:$Keycodes.$A$1048576];[$Keycodes.$B$1:$Keycodes.$B$1048576])" office:value-type="string" office:string-value="&amp;kp RIGHT" calcext:value-type="string">
            <text:p>&amp;kp RIGHT</text:p>
          </table:table-cell>
          <table:table-cell table:formula="of:=LOOKUP(&quot;~&quot; &amp; [.F9];[$Keycodes.$A$1:$Keycodes.$A$1048576];[$Keycodes.$B$1:$Keycodes.$B$1048576])" office:value-type="string" office:string-value="&amp;kp PG_DN" calcext:value-type="string">
            <text:p>&amp;kp PG_DN</text:p>
          </table:table-cell>
          <table:table-cell office:value-type="string" calcext:value-type="string">
            <text:p>/**/</text:p>
          </table:table-cell>
          <table:table-cell table:formula="of:=LOOKUP(&quot;~&quot; &amp; [.H9];[$Keycodes.$A$1:.$A$1048576];[$Keycodes.$B$1:.$B$1048576])" office:value-type="string" office:string-value="&amp;kp FSLH" calcext:value-type="string">
            <text:p>&amp;kp FSLH</text:p>
          </table:table-cell>
          <table:table-cell table:formula="of:=LOOKUP(&quot;~&quot; &amp; [.I9];[$Keycodes.$A$1:.$A$1048576];[$Keycodes.$B$1:.$B$1048576])" office:value-type="string" office:string-value="&amp;kp N4" calcext:value-type="string">
            <text:p>&amp;kp N4</text:p>
          </table:table-cell>
          <table:table-cell table:formula="of:=LOOKUP(&quot;~&quot; &amp; [.J9];[$Keycodes.$A$1:.$A$1048576];[$Keycodes.$B$1:.$B$1048576])" office:value-type="string" office:string-value="&amp;kp N5" calcext:value-type="string">
            <text:p>&amp;kp N5</text:p>
          </table:table-cell>
          <table:table-cell table:formula="of:=LOOKUP(&quot;~&quot; &amp; [.K9];[$Keycodes.$A$1:.$A$1048576];[$Keycodes.$B$1:.$B$1048576])" office:value-type="string" office:string-value="&amp;kp N6" calcext:value-type="string">
            <text:p>&amp;kp N6</text:p>
          </table:table-cell>
          <table:table-cell table:formula="of:=LOOKUP(&quot;~&quot; &amp; [.L9];[$Keycodes.$A$1:.$A$1048576];[$Keycodes.$B$1:.$B$1048576])" office:value-type="string" office:string-value="&amp;kp MINUS" calcext:value-type="string">
            <text:p>&amp;kp MINUS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Lshft</text:p>
          </table:table-cell>
          <table:table-cell table:style-name="ce9" office:value-type="string" calcext:value-type="string">
            <text:p>Lalt</text:p>
          </table:table-cell>
          <table:table-cell table:style-name="ce9" office:value-type="string" calcext:value-type="string">
            <text:p>Lctrl</text:p>
          </table:table-cell>
          <table:table-cell table:style-name="ce9" office:value-type="string" calcext:value-type="string">
            <text:p>tognl</text:p>
          </table:table-cell>
          <table:table-cell table:style-name="ce9" office:value-type="string" calcext:value-type="string">
            <text:p>\ |</text:p>
          </table:table-cell>
          <table:table-cell table:style-name="ce11"/>
          <table:table-cell table:style-name="ce9" office:value-type="string" calcext:value-type="string">
            <text:p>=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LOOKUP(&quot;~&quot; &amp; [.B10];[$Keycodes.$A$1:$Keycodes.$A$1048576];[$Keycodes.$B$1:$Keycodes.$B$1048576])" office:value-type="string" office:string-value="&amp;kp LEFT_SHIFT" calcext:value-type="string">
            <text:p>&amp;kp LEFT_SHIFT</text:p>
          </table:table-cell>
          <table:table-cell table:formula="of:=LOOKUP(&quot;~&quot; &amp; [.C10];[$Keycodes.$A$1:$Keycodes.$A$1048576];[$Keycodes.$B$1:$Keycodes.$B$1048576])" office:value-type="string" office:string-value="&amp;kp LEFT_ALT" calcext:value-type="string">
            <text:p>&amp;kp LEFT_ALT</text:p>
          </table:table-cell>
          <table:table-cell table:formula="of:=LOOKUP(&quot;~&quot; &amp; [.D10];[$Keycodes.$A$1:$Keycodes.$A$1048576];[$Keycodes.$B$1:$Keycodes.$B$1048576])" office:value-type="string" office:string-value="&amp;kp LEFT_CTRL" calcext:value-type="string">
            <text:p>&amp;kp LEFT_CTRL</text:p>
          </table:table-cell>
          <table:table-cell table:formula="of:=LOOKUP(&quot;~&quot; &amp; [.E10];[$Keycodes.$A$1:$Keycodes.$A$1048576];[$Keycodes.$B$1:$Keycodes.$B$1048576])" office:value-type="string" office:string-value="&amp;tog Numlock" calcext:value-type="string">
            <text:p>&amp;tog Numlock</text:p>
          </table:table-cell>
          <table:table-cell table:formula="of:=LOOKUP(&quot;~&quot; &amp; [.F10];[$Keycodes.$A$1:$Keycodes.$A$1048576];[$Keycodes.$B$1:$Keycodes.$B$1048576])" office:value-type="string" office:string-value="AS(BSLH)" calcext:value-type="string">
            <text:p>AS(BSLH)</text:p>
          </table:table-cell>
          <table:table-cell office:value-type="string" calcext:value-type="string">
            <text:p>/**/</text:p>
          </table:table-cell>
          <table:table-cell table:formula="of:=LOOKUP(&quot;~&quot; &amp; [.H10];[$Keycodes.$A$1:.$A$1048576];[$Keycodes.$B$1:.$B$1048576])" office:value-type="string" office:string-value="&amp;kp EQUAL" calcext:value-type="string">
            <text:p>&amp;kp EQUAL</text:p>
          </table:table-cell>
          <table:table-cell table:formula="of:=LOOKUP(&quot;~&quot; &amp; [.I10];[$Keycodes.$A$1:.$A$1048576];[$Keycodes.$B$1:.$B$1048576])" office:value-type="string" office:string-value="&amp;kp N1" calcext:value-type="string">
            <text:p>&amp;kp N1</text:p>
          </table:table-cell>
          <table:table-cell table:formula="of:=LOOKUP(&quot;~&quot; &amp; [.J10];[$Keycodes.$A$1:.$A$1048576];[$Keycodes.$B$1:.$B$1048576])" office:value-type="string" office:string-value="&amp;kp N2" calcext:value-type="string">
            <text:p>&amp;kp N2</text:p>
          </table:table-cell>
          <table:table-cell table:formula="of:=LOOKUP(&quot;~&quot; &amp; [.K10];[$Keycodes.$A$1:.$A$1048576];[$Keycodes.$B$1:.$B$1048576])" office:value-type="string" office:string-value="&amp;kp N3" calcext:value-type="string">
            <text:p>&amp;kp N3</text:p>
          </table:table-cell>
          <table:table-cell table:formula="of:=LOOKUP(&quot;~&quot; &amp; [.L10];[$Keycodes.$A$1:.$A$1048576];[$Keycodes.$B$1:.$B$1048576])" office:value-type="string" office:string-value="&amp;kp N0" calcext:value-type="string">
            <text:p>&amp;kp N0</text:p>
          </table:table-cell>
        </table:table-row>
        <table:table-row table:style-name="ro1">
          <table:covered-table-cell/>
          <table:table-cell table:style-name="ce11"/>
          <table:table-cell table:style-name="ce11" office:value-type="string" calcext:value-type="string">
            <text:p><text:s/></text:p>
          </table:table-cell>
          <table:table-cell table:style-name="ce9" office:value-type="string" calcext:value-type="string">
            <text:p>ToFn</text:p>
          </table:table-cell>
          <table:table-cell table:style-name="ce9" office:value-type="string" calcext:value-type="string">
            <text:p>Lmet</text:p>
          </table:table-cell>
          <table:table-cell table:style-name="ce9" office:value-type="string" calcext:value-type="string">
            <text:p>Back</text:p>
          </table:table-cell>
          <table:table-cell table:style-name="ce11"/>
          <table:table-cell table:style-name="ce9" office:value-type="string" calcext:value-type="string">
            <text:p>.</text:p>
          </table:table-cell>
          <table:table-cell table:style-name="ce9" office:value-type="string" calcext:value-type="string">
            <text:p>Enter</text:p>
          </table:table-cell>
          <table:table-cell table:style-name="ce9" office:value-type="string" calcext:value-type="string">
            <text:p>ToM</text:p>
          </table:table-cell>
          <table:table-cell table:style-name="ce11" table:number-columns-repeated="2"/>
          <table:table-cell table:number-columns-repeated="3"/>
          <table:table-cell table:formula="of:=LOOKUP(&quot;~&quot; &amp; [.D11];[$Keycodes.$A$1:$Keycodes.$A$1048576];[$Keycodes.$B$1:$Keycodes.$B$1048576])" office:value-type="string" office:string-value="&amp;to Fn_Sym" calcext:value-type="string">
            <text:p>&amp;to Fn_Sym</text:p>
          </table:table-cell>
          <table:table-cell table:formula="of:=LOOKUP(&quot;~&quot; &amp; [.E11];[$Keycodes.$A$1:$Keycodes.$A$1048576];[$Keycodes.$B$1:$Keycodes.$B$1048576])" office:value-type="string" office:string-value="&amp;kp LEFT_META" calcext:value-type="string">
            <text:p>&amp;kp LEFT_META</text:p>
          </table:table-cell>
          <table:table-cell table:formula="of:=LOOKUP(&quot;~&quot; &amp; [.F11];[$Keycodes.$A$1:$Keycodes.$A$1048576];[$Keycodes.$B$1:$Keycodes.$B$1048576])" office:value-type="string" office:string-value="&amp;kp BSPC" calcext:value-type="string">
            <text:p>&amp;kp BSPC</text:p>
          </table:table-cell>
          <table:table-cell office:value-type="string" calcext:value-type="string">
            <text:p>/**/</text:p>
          </table:table-cell>
          <table:table-cell table:formula="of:=LOOKUP(&quot;~&quot; &amp; [.H11];[$Keycodes.$A$1:.$A$1048576];[$Keycodes.$B$1:.$B$1048576])" office:value-type="string" office:string-value="&amp;kp DOT" calcext:value-type="string">
            <text:p>&amp;kp DOT</text:p>
          </table:table-cell>
          <table:table-cell table:formula="of:=LOOKUP(&quot;~&quot; &amp; [.I11];[$Keycodes.$A$1:.$A$1048576];[$Keycodes.$B$1:.$B$1048576])" office:value-type="string" office:string-value="&amp;kp KP_ENTER" calcext:value-type="string">
            <text:p>&amp;kp KP_ENTER</text:p>
          </table:table-cell>
          <table:table-cell table:formula="of:=LOOKUP(&quot;~&quot; &amp; [.J11];[$Keycodes.$A$1:.$A$1048576];[$Keycodes.$B$1:.$B$1048576])" office:value-type="string" office:string-value="&amp;to Main" calcext:value-type="string">
            <text:p>&amp;to Main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Null</text:p>
          </table:table-cell>
          <table:table-cell table:style-name="ce11" table:number-columns-repeated="10"/>
          <table:table-cell table:number-columns-repeated="12"/>
        </table:table-row>
        <table:table-row table:style-name="ro1">
          <table:table-cell/>
          <table:table-cell table:style-name="ce11" table:number-columns-repeated="11"/>
          <table:table-cell table:number-columns-repeated="12"/>
        </table:table-row>
        <table:table-row table:style-name="ro1">
          <table:table-cell table:style-name="ce3" office:value-type="string" calcext:value-type="string" table:number-columns-spanned="1" table:number-rows-spanned="4">
            <text:p>2 – NumTemp</text:p>
          </table:table-cell>
          <table:table-cell table:number-columns-repeated="3"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11"/>
          <table:table-cell table:number-columns-repeated="5" table:style-name="ce9" office:value-type="string" calcext:value-type="string">
            <text:p>trans</text:p>
          </table:table-cell>
          <table:table-cell/>
          <table:table-cell table:formula="of:=LOOKUP(&quot;~&quot; &amp; [.B14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C14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D14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E14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F14];[$Keycodes.$A$1:$Keycodes.$A$1048576];[$Keycodes.$B$1:$Keycodes.$B$1048576])" office:value-type="string" office:string-value="&amp;trans" calcext:value-type="string">
            <text:p>&amp;trans</text:p>
          </table:table-cell>
          <table:table-cell office:value-type="string" calcext:value-type="string">
            <text:p>/**/</text:p>
          </table:table-cell>
          <table:table-cell table:formula="of:=LOOKUP(&quot;~&quot; &amp; [.H14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I14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J14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K14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L14];[$Keycodes.$A$1:.$A$1048576];[$Keycodes.$B$1:.$B$1048576])" office:value-type="string" office:string-value="&amp;trans" calcext:value-type="string">
            <text:p>&amp;trans</text:p>
          </table:table-cell>
        </table:table-row>
        <table:table-row table:style-name="ro1">
          <table:covered-table-cell/>
          <table:table-cell table:number-columns-repeated="3"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11"/>
          <table:table-cell table:number-columns-repeated="5" table:style-name="ce9" office:value-type="string" calcext:value-type="string">
            <text:p>trans</text:p>
          </table:table-cell>
          <table:table-cell/>
          <table:table-cell table:formula="of:=LOOKUP(&quot;~&quot; &amp; [.B15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C15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D15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E15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F15];[$Keycodes.$A$1:$Keycodes.$A$1048576];[$Keycodes.$B$1:$Keycodes.$B$1048576])" office:value-type="string" office:string-value="&amp;trans" calcext:value-type="string">
            <text:p>&amp;trans</text:p>
          </table:table-cell>
          <table:table-cell office:value-type="string" calcext:value-type="string">
            <text:p>/**/</text:p>
          </table:table-cell>
          <table:table-cell table:formula="of:=LOOKUP(&quot;~&quot; &amp; [.H15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I15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J15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K15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L15];[$Keycodes.$A$1:.$A$1048576];[$Keycodes.$B$1:.$B$1048576])" office:value-type="string" office:string-value="&amp;trans" calcext:value-type="string">
            <text:p>&amp;trans</text:p>
          </table:table-cell>
        </table:table-row>
        <table:table-row table:style-name="ro1">
          <table:covered-table-cell/>
          <table:table-cell table:number-columns-repeated="3"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11"/>
          <table:table-cell table:number-columns-repeated="5" table:style-name="ce9" office:value-type="string" calcext:value-type="string">
            <text:p>trans</text:p>
          </table:table-cell>
          <table:table-cell/>
          <table:table-cell table:formula="of:=LOOKUP(&quot;~&quot; &amp; [.B16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C16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D16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E16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F16];[$Keycodes.$A$1:$Keycodes.$A$1048576];[$Keycodes.$B$1:$Keycodes.$B$1048576])" office:value-type="string" office:string-value="&amp;trans" calcext:value-type="string">
            <text:p>&amp;trans</text:p>
          </table:table-cell>
          <table:table-cell office:value-type="string" calcext:value-type="string">
            <text:p>/**/</text:p>
          </table:table-cell>
          <table:table-cell table:formula="of:=LOOKUP(&quot;~&quot; &amp; [.H16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I16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J16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K16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L16];[$Keycodes.$A$1:.$A$1048576];[$Keycodes.$B$1:.$B$1048576])" office:value-type="string" office:string-value="&amp;trans" calcext:value-type="string">
            <text:p>&amp;trans</text:p>
          </table:table-cell>
        </table:table-row>
        <table:table-row table:style-name="ro1">
          <table:covered-table-cell/>
          <table:table-cell table:style-name="ce11" table:number-columns-repeated="2"/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11"/>
          <table:table-cell table:number-columns-repeated="3" table:style-name="ce9" office:value-type="string" calcext:value-type="string">
            <text:p>trans</text:p>
          </table:table-cell>
          <table:table-cell table:style-name="ce11" table:number-columns-repeated="2"/>
          <table:table-cell table:number-columns-repeated="3"/>
          <table:table-cell table:formula="of:=LOOKUP(&quot;~&quot; &amp; [.D17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E17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F17];[$Keycodes.$A$1:$Keycodes.$A$1048576];[$Keycodes.$B$1:$Keycodes.$B$1048576])" office:value-type="string" office:string-value="&amp;trans" calcext:value-type="string">
            <text:p>&amp;trans</text:p>
          </table:table-cell>
          <table:table-cell office:value-type="string" calcext:value-type="string">
            <text:p>/**/</text:p>
          </table:table-cell>
          <table:table-cell table:formula="of:=LOOKUP(&quot;~&quot; &amp; [.H17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I17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J17];[$Keycodes.$A$1:.$A$1048576];[$Keycodes.$B$1:.$B$1048576])" office:value-type="string" office:string-value="&amp;trans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Numpad</text:p>
          </table:table-cell>
          <table:table-cell table:style-name="ce11" table:number-columns-repeated="10"/>
          <table:table-cell table:number-columns-repeated="12"/>
        </table:table-row>
        <table:table-row table:style-name="ro1">
          <table:table-cell/>
          <table:table-cell table:style-name="ce11" table:number-columns-repeated="11"/>
          <table:table-cell table:number-columns-repeated="12"/>
        </table:table-row>
        <table:table-row table:style-name="ro1">
          <table:table-cell table:style-name="ce3" office:value-type="string" calcext:value-type="string" table:number-columns-spanned="1" table:number-rows-spanned="4">
            <text:p>3 – Numlock</text:p>
          </table:table-cell>
          <table:table-cell table:number-columns-repeated="3"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11"/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N7</text:p>
          </table:table-cell>
          <table:table-cell table:style-name="ce9" office:value-type="string" calcext:value-type="string">
            <text:p>N8</text:p>
          </table:table-cell>
          <table:table-cell table:style-name="ce9" office:value-type="string" calcext:value-type="string">
            <text:p>N9</text:p>
          </table:table-cell>
          <table:table-cell table:style-name="ce9" office:value-type="string" calcext:value-type="string">
            <text:p>trans</text:p>
          </table:table-cell>
          <table:table-cell/>
          <table:table-cell table:formula="of:=LOOKUP(&quot;~&quot; &amp; [.B20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C20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D20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E20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F20];[$Keycodes.$A$1:$Keycodes.$A$1048576];[$Keycodes.$B$1:$Keycodes.$B$1048576])" office:value-type="string" office:string-value="&amp;trans" calcext:value-type="string">
            <text:p>&amp;trans</text:p>
          </table:table-cell>
          <table:table-cell office:value-type="string" calcext:value-type="string">
            <text:p>/**/</text:p>
          </table:table-cell>
          <table:table-cell table:formula="of:=LOOKUP(&quot;~&quot; &amp; [.H20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I20];[$Keycodes.$A$1:.$A$1048576];[$Keycodes.$B$1:.$B$1048576])" office:value-type="string" office:string-value="&amp;kp KP_N7" calcext:value-type="string">
            <text:p>&amp;kp KP_N7</text:p>
          </table:table-cell>
          <table:table-cell table:formula="of:=LOOKUP(&quot;~&quot; &amp; [.J20];[$Keycodes.$A$1:.$A$1048576];[$Keycodes.$B$1:.$B$1048576])" office:value-type="string" office:string-value="&amp;kp KP_N8" calcext:value-type="string">
            <text:p>&amp;kp KP_N8</text:p>
          </table:table-cell>
          <table:table-cell table:formula="of:=LOOKUP(&quot;~&quot; &amp; [.K20];[$Keycodes.$A$1:.$A$1048576];[$Keycodes.$B$1:.$B$1048576])" office:value-type="string" office:string-value="&amp;kp KP_N9" calcext:value-type="string">
            <text:p>&amp;kp KP_N9</text:p>
          </table:table-cell>
          <table:table-cell table:formula="of:=LOOKUP(&quot;~&quot; &amp; [.L20];[$Keycodes.$A$1:.$A$1048576];[$Keycodes.$B$1:.$B$1048576])" office:value-type="string" office:string-value="&amp;trans" calcext:value-type="string">
            <text:p>&amp;trans</text:p>
          </table:table-cell>
        </table:table-row>
        <table:table-row table:style-name="ro1">
          <table:covered-table-cell/>
          <table:table-cell table:number-columns-repeated="3"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11"/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N4</text:p>
          </table:table-cell>
          <table:table-cell table:style-name="ce9" office:value-type="string" calcext:value-type="string">
            <text:p>N5</text:p>
          </table:table-cell>
          <table:table-cell table:style-name="ce9" office:value-type="string" calcext:value-type="string">
            <text:p>N6</text:p>
          </table:table-cell>
          <table:table-cell table:style-name="ce9" office:value-type="string" calcext:value-type="string">
            <text:p>trans</text:p>
          </table:table-cell>
          <table:table-cell/>
          <table:table-cell table:formula="of:=LOOKUP(&quot;~&quot; &amp; [.B21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C21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D21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E21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F21];[$Keycodes.$A$1:$Keycodes.$A$1048576];[$Keycodes.$B$1:$Keycodes.$B$1048576])" office:value-type="string" office:string-value="&amp;trans" calcext:value-type="string">
            <text:p>&amp;trans</text:p>
          </table:table-cell>
          <table:table-cell office:value-type="string" calcext:value-type="string">
            <text:p>/**/</text:p>
          </table:table-cell>
          <table:table-cell table:formula="of:=LOOKUP(&quot;~&quot; &amp; [.H21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I21];[$Keycodes.$A$1:.$A$1048576];[$Keycodes.$B$1:.$B$1048576])" office:value-type="string" office:string-value="&amp;kp KP_N4" calcext:value-type="string">
            <text:p>&amp;kp KP_N4</text:p>
          </table:table-cell>
          <table:table-cell table:formula="of:=LOOKUP(&quot;~&quot; &amp; [.J21];[$Keycodes.$A$1:.$A$1048576];[$Keycodes.$B$1:.$B$1048576])" office:value-type="string" office:string-value="&amp;kp KP_N5" calcext:value-type="string">
            <text:p>&amp;kp KP_N5</text:p>
          </table:table-cell>
          <table:table-cell table:formula="of:=LOOKUP(&quot;~&quot; &amp; [.K21];[$Keycodes.$A$1:.$A$1048576];[$Keycodes.$B$1:.$B$1048576])" office:value-type="string" office:string-value="&amp;kp KP_N6" calcext:value-type="string">
            <text:p>&amp;kp KP_N6</text:p>
          </table:table-cell>
          <table:table-cell table:formula="of:=LOOKUP(&quot;~&quot; &amp; [.L21];[$Keycodes.$A$1:.$A$1048576];[$Keycodes.$B$1:.$B$1048576])" office:value-type="string" office:string-value="&amp;trans" calcext:value-type="string">
            <text:p>&amp;trans</text:p>
          </table:table-cell>
        </table:table-row>
        <table:table-row table:style-name="ro1">
          <table:covered-table-cell/>
          <table:table-cell table:number-columns-repeated="3"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11"/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N1</text:p>
          </table:table-cell>
          <table:table-cell table:style-name="ce9" office:value-type="string" calcext:value-type="string">
            <text:p>N2</text:p>
          </table:table-cell>
          <table:table-cell table:style-name="ce9" office:value-type="string" calcext:value-type="string">
            <text:p>N3</text:p>
          </table:table-cell>
          <table:table-cell table:style-name="ce9" office:value-type="string" calcext:value-type="string">
            <text:p>N0</text:p>
          </table:table-cell>
          <table:table-cell/>
          <table:table-cell table:formula="of:=LOOKUP(&quot;~&quot; &amp; [.B22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C22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D22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E22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F22];[$Keycodes.$A$1:$Keycodes.$A$1048576];[$Keycodes.$B$1:$Keycodes.$B$1048576])" office:value-type="string" office:string-value="&amp;trans" calcext:value-type="string">
            <text:p>&amp;trans</text:p>
          </table:table-cell>
          <table:table-cell office:value-type="string" calcext:value-type="string">
            <text:p>/**/</text:p>
          </table:table-cell>
          <table:table-cell table:formula="of:=LOOKUP(&quot;~&quot; &amp; [.H22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I22];[$Keycodes.$A$1:.$A$1048576];[$Keycodes.$B$1:.$B$1048576])" office:value-type="string" office:string-value="&amp;kp KP_N1" calcext:value-type="string">
            <text:p>&amp;kp KP_N1</text:p>
          </table:table-cell>
          <table:table-cell table:formula="of:=LOOKUP(&quot;~&quot; &amp; [.J22];[$Keycodes.$A$1:.$A$1048576];[$Keycodes.$B$1:.$B$1048576])" office:value-type="string" office:string-value="&amp;kp KP_N2" calcext:value-type="string">
            <text:p>&amp;kp KP_N2</text:p>
          </table:table-cell>
          <table:table-cell table:formula="of:=LOOKUP(&quot;~&quot; &amp; [.K22];[$Keycodes.$A$1:.$A$1048576];[$Keycodes.$B$1:.$B$1048576])" office:value-type="string" office:string-value="&amp;kp KP_N3" calcext:value-type="string">
            <text:p>&amp;kp KP_N3</text:p>
          </table:table-cell>
          <table:table-cell table:formula="of:=LOOKUP(&quot;~&quot; &amp; [.L22];[$Keycodes.$A$1:.$A$1048576];[$Keycodes.$B$1:.$B$1048576])" office:value-type="string" office:string-value="&amp;kp KP_N0" calcext:value-type="string">
            <text:p>&amp;kp KP_N0</text:p>
          </table:table-cell>
        </table:table-row>
        <table:table-row table:style-name="ro1">
          <table:covered-table-cell/>
          <table:table-cell table:style-name="ce11" table:number-columns-repeated="2"/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9" office:value-type="string" calcext:value-type="string">
            <text:p>trans</text:p>
          </table:table-cell>
          <table:table-cell table:style-name="ce11"/>
          <table:table-cell table:number-columns-repeated="3" table:style-name="ce9" office:value-type="string" calcext:value-type="string">
            <text:p>trans</text:p>
          </table:table-cell>
          <table:table-cell table:style-name="ce11" table:number-columns-repeated="2"/>
          <table:table-cell table:number-columns-repeated="3"/>
          <table:table-cell table:formula="of:=LOOKUP(&quot;~&quot; &amp; [.D23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E23];[$Keycodes.$A$1:$Keycodes.$A$1048576];[$Keycodes.$B$1:$Keycodes.$B$1048576])" office:value-type="string" office:string-value="&amp;trans" calcext:value-type="string">
            <text:p>&amp;trans</text:p>
          </table:table-cell>
          <table:table-cell table:formula="of:=LOOKUP(&quot;~&quot; &amp; [.F23];[$Keycodes.$A$1:$Keycodes.$A$1048576];[$Keycodes.$B$1:$Keycodes.$B$1048576])" office:value-type="string" office:string-value="&amp;trans" calcext:value-type="string">
            <text:p>&amp;trans</text:p>
          </table:table-cell>
          <table:table-cell office:value-type="string" calcext:value-type="string">
            <text:p>/**/</text:p>
          </table:table-cell>
          <table:table-cell table:formula="of:=LOOKUP(&quot;~&quot; &amp; [.H23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I23];[$Keycodes.$A$1:.$A$1048576];[$Keycodes.$B$1:.$B$1048576])" office:value-type="string" office:string-value="&amp;trans" calcext:value-type="string">
            <text:p>&amp;trans</text:p>
          </table:table-cell>
          <table:table-cell table:formula="of:=LOOKUP(&quot;~&quot; &amp; [.J23];[$Keycodes.$A$1:.$A$1048576];[$Keycodes.$B$1:.$B$1048576])" office:value-type="string" office:string-value="&amp;trans" calcext:value-type="string">
            <text:p>&amp;trans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Numlock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table:style-name="ce3" office:value-type="string" calcext:value-type="string" table:number-columns-spanned="1" table:number-rows-spanned="4">
            <text:p>4 – Fn_Sym</text:p>
          </table:table-cell>
          <table:table-cell table:style-name="ce9" office:value-type="string" calcext:value-type="string">
            <text:p>F1</text:p>
          </table:table-cell>
          <table:table-cell table:style-name="ce9" office:value-type="string" calcext:value-type="string">
            <text:p>F2</text:p>
          </table:table-cell>
          <table:table-cell table:style-name="ce9" office:value-type="string" calcext:value-type="string">
            <text:p>F3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F5</text:p>
          </table:table-cell>
          <table:table-cell table:style-name="ce11"/>
          <table:table-cell table:style-name="ce9" office:value-type="string" calcext:value-type="string">
            <text:p>F6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F10</text:p>
          </table:table-cell>
          <table:table-cell/>
          <table:table-cell table:formula="of:=LOOKUP(&quot;~&quot; &amp; [.B26];[$Keycodes.$A$1:$Keycodes.$A$1048576];[$Keycodes.$B$1:$Keycodes.$B$1048576])" office:value-type="string" office:string-value="&amp;kp F1" calcext:value-type="string">
            <text:p>&amp;kp F1</text:p>
          </table:table-cell>
          <table:table-cell table:formula="of:=LOOKUP(&quot;~&quot; &amp; [.C26];[$Keycodes.$A$1:$Keycodes.$A$1048576];[$Keycodes.$B$1:$Keycodes.$B$1048576])" office:value-type="string" office:string-value="&amp;kp F2" calcext:value-type="string">
            <text:p>&amp;kp F2</text:p>
          </table:table-cell>
          <table:table-cell table:formula="of:=LOOKUP(&quot;~&quot; &amp; [.D26];[$Keycodes.$A$1:$Keycodes.$A$1048576];[$Keycodes.$B$1:$Keycodes.$B$1048576])" office:value-type="string" office:string-value="&amp;kp F3" calcext:value-type="string">
            <text:p>&amp;kp F3</text:p>
          </table:table-cell>
          <table:table-cell table:formula="of:=LOOKUP(&quot;~&quot; &amp; [.E26];[$Keycodes.$A$1:$Keycodes.$A$1048576];[$Keycodes.$B$1:$Keycodes.$B$1048576])" office:value-type="string" office:string-value="&amp;kp F4" calcext:value-type="string">
            <text:p>&amp;kp F4</text:p>
          </table:table-cell>
          <table:table-cell table:formula="of:=LOOKUP(&quot;~&quot; &amp; [.F26];[$Keycodes.$A$1:$Keycodes.$A$1048576];[$Keycodes.$B$1:$Keycodes.$B$1048576])" office:value-type="string" office:string-value="&amp;kp F5" calcext:value-type="string">
            <text:p>&amp;kp F5</text:p>
          </table:table-cell>
          <table:table-cell office:value-type="string" calcext:value-type="string">
            <text:p>/**/</text:p>
          </table:table-cell>
          <table:table-cell table:formula="of:=LOOKUP(&quot;~&quot; &amp; [.H26];[$Keycodes.$A$1:.$A$1048576];[$Keycodes.$B$1:.$B$1048576])" office:value-type="string" office:string-value="&amp;kp F6" calcext:value-type="string">
            <text:p>&amp;kp F6</text:p>
          </table:table-cell>
          <table:table-cell table:formula="of:=LOOKUP(&quot;~&quot; &amp; [.I26];[$Keycodes.$A$1:.$A$1048576];[$Keycodes.$B$1:.$B$1048576])" office:value-type="string" office:string-value="&amp;kp F7" calcext:value-type="string">
            <text:p>&amp;kp F7</text:p>
          </table:table-cell>
          <table:table-cell table:formula="of:=LOOKUP(&quot;~&quot; &amp; [.J26];[$Keycodes.$A$1:.$A$1048576];[$Keycodes.$B$1:.$B$1048576])" office:value-type="string" office:string-value="&amp;kp F8" calcext:value-type="string">
            <text:p>&amp;kp F8</text:p>
          </table:table-cell>
          <table:table-cell table:formula="of:=LOOKUP(&quot;~&quot; &amp; [.K26];[$Keycodes.$A$1:.$A$1048576];[$Keycodes.$B$1:.$B$1048576])" office:value-type="string" office:string-value="&amp;kp F9" calcext:value-type="string">
            <text:p>&amp;kp F9</text:p>
          </table:table-cell>
          <table:table-cell table:formula="of:=LOOKUP(&quot;~&quot; &amp; [.L26];[$Keycodes.$A$1:.$A$1048576];[$Keycodes.$B$1:.$B$1048576])" office:value-type="string" office:string-value="&amp;kp F10" calcext:value-type="string">
            <text:p>&amp;kp F10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!</text:p>
          </table:table-cell>
          <table:table-cell table:style-name="ce9" office:value-type="string" calcext:value-type="string">
            <text:p>@</text:p>
          </table:table-cell>
          <table:table-cell table:style-name="ce9" office:value-type="string" calcext:value-type="string">
            <text:p>#</text:p>
          </table:table-cell>
          <table:table-cell table:style-name="ce9" office:value-type="string" calcext:value-type="string">
            <text:p>$</text:p>
          </table:table-cell>
          <table:table-cell table:style-name="ce9" office:value-type="string" calcext:value-type="string">
            <text:p>%</text:p>
          </table:table-cell>
          <table:table-cell table:style-name="ce11"/>
          <table:table-cell table:style-name="ce9" office:value-type="string" calcext:value-type="string">
            <text:p>^</text:p>
          </table:table-cell>
          <table:table-cell table:style-name="ce9" office:value-type="string" calcext:value-type="string">
            <text:p>&amp;</text:p>
          </table:table-cell>
          <table:table-cell table:style-name="ce9" office:value-type="string" calcext:value-type="string">
            <text:p>*</text:p>
          </table:table-cell>
          <table:table-cell table:style-name="ce9" office:value-type="string" calcext:value-type="string">
            <text:p>(</text:p>
          </table:table-cell>
          <table:table-cell table:style-name="ce9" office:value-type="string" calcext:value-type="string">
            <text:p>)</text:p>
          </table:table-cell>
          <table:table-cell/>
          <table:table-cell table:formula="of:=LOOKUP(&quot;~&quot; &amp; [.B27];[$Keycodes.$A$1:$Keycodes.$A$1048576];[$Keycodes.$B$1:$Keycodes.$B$1048576])" office:value-type="string" office:string-value="&amp;kp EXCL" calcext:value-type="string">
            <text:p>&amp;kp EXCL</text:p>
          </table:table-cell>
          <table:table-cell table:formula="of:=LOOKUP(&quot;~&quot; &amp; [.C27];[$Keycodes.$A$1:$Keycodes.$A$1048576];[$Keycodes.$B$1:$Keycodes.$B$1048576])" office:value-type="string" office:string-value="&amp;kp AT" calcext:value-type="string">
            <text:p>&amp;kp AT</text:p>
          </table:table-cell>
          <table:table-cell table:formula="of:=LOOKUP(&quot;~&quot; &amp; [.D27];[$Keycodes.$A$1:$Keycodes.$A$1048576];[$Keycodes.$B$1:$Keycodes.$B$1048576])" office:value-type="string" office:string-value="&amp;kp HASH" calcext:value-type="string">
            <text:p>&amp;kp HASH</text:p>
          </table:table-cell>
          <table:table-cell table:formula="of:=LOOKUP(&quot;~&quot; &amp; [.E27];[$Keycodes.$A$1:$Keycodes.$A$1048576];[$Keycodes.$B$1:$Keycodes.$B$1048576])" office:value-type="string" office:string-value="&amp;kp DOLLAR" calcext:value-type="string">
            <text:p>&amp;kp DOLLAR</text:p>
          </table:table-cell>
          <table:table-cell table:formula="of:=LOOKUP(&quot;~&quot; &amp; [.F27];[$Keycodes.$A$1:$Keycodes.$A$1048576];[$Keycodes.$B$1:$Keycodes.$B$1048576])" office:value-type="string" office:string-value="&amp;kp PERCENT" calcext:value-type="string">
            <text:p>&amp;kp PERCENT</text:p>
          </table:table-cell>
          <table:table-cell office:value-type="string" calcext:value-type="string">
            <text:p>/**/</text:p>
          </table:table-cell>
          <table:table-cell table:formula="of:=LOOKUP(&quot;~&quot; &amp; [.H27];[$Keycodes.$A$1:.$A$1048576];[$Keycodes.$B$1:.$B$1048576])" office:value-type="string" office:string-value="&amp;kp CARET" calcext:value-type="string">
            <text:p>&amp;kp CARET</text:p>
          </table:table-cell>
          <table:table-cell table:formula="of:=LOOKUP(&quot;~&quot; &amp; [.I27];[$Keycodes.$A$1:.$A$1048576];[$Keycodes.$B$1:.$B$1048576])" office:value-type="string" office:string-value="&amp;kp AMPS" calcext:value-type="string">
            <text:p>&amp;kp AMPS</text:p>
          </table:table-cell>
          <table:table-cell table:formula="of:=LOOKUP(&quot;~&quot; &amp; [.J27];[$Keycodes.$A$1:.$A$1048576];[$Keycodes.$B$1:.$B$1048576])" office:value-type="string" office:string-value="&amp;kp STAR" calcext:value-type="string">
            <text:p>&amp;kp STAR</text:p>
          </table:table-cell>
          <table:table-cell table:formula="of:=LOOKUP(&quot;~&quot; &amp; [.K27];[$Keycodes.$A$1:.$A$1048576];[$Keycodes.$B$1:.$B$1048576])" office:value-type="string" office:string-value="&amp;kp LPAR" calcext:value-type="string">
            <text:p>&amp;kp LPAR</text:p>
          </table:table-cell>
          <table:table-cell table:formula="of:=LOOKUP(&quot;~&quot; &amp; [.L27];[$Keycodes.$A$1:.$A$1048576];[$Keycodes.$B$1:.$B$1048576])" office:value-type="string" office:string-value="&amp;kp RPAR" calcext:value-type="string">
            <text:p>&amp;kp RPAR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~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_</text:p>
          </table:table-cell>
          <table:table-cell table:style-name="ce9" office:value-type="string" calcext:value-type="string">
            <text:p>&lt;</text:p>
          </table:table-cell>
          <table:table-cell table:style-name="ce9" office:value-type="string" calcext:value-type="string">
            <text:p>&gt;</text:p>
          </table:table-cell>
          <table:table-cell table:style-name="ce11"/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[</text:p>
          </table:table-cell>
          <table:table-cell table:style-name="ce9" office:value-type="string" calcext:value-type="string">
            <text:p>]</text:p>
          </table:table-cell>
          <table:table-cell table:style-name="ce9" office:value-type="string" calcext:value-type="string">
            <text:p>{</text:p>
          </table:table-cell>
          <table:table-cell table:style-name="ce9" office:value-type="string" calcext:value-type="string">
            <text:p>}</text:p>
          </table:table-cell>
          <table:table-cell/>
          <table:table-cell table:formula="of:=LOOKUP(&quot;~&quot; &amp; [.B28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C28];[$Keycodes.$A$1:$Keycodes.$A$1048576];[$Keycodes.$B$1:$Keycodes.$B$1048576])" office:value-type="string" office:string-value="&amp;kp MINUS" calcext:value-type="string">
            <text:p>&amp;kp MINUS</text:p>
          </table:table-cell>
          <table:table-cell table:formula="of:=LOOKUP(&quot;~&quot; &amp; [.D28];[$Keycodes.$A$1:$Keycodes.$A$1048576];[$Keycodes.$B$1:$Keycodes.$B$1048576])" office:value-type="string" office:string-value="&amp;kp UNDER" calcext:value-type="string">
            <text:p>&amp;kp UNDER</text:p>
          </table:table-cell>
          <table:table-cell table:formula="of:=LOOKUP(&quot;~&quot; &amp; [.E28];[$Keycodes.$A$1:$Keycodes.$A$1048576];[$Keycodes.$B$1:$Keycodes.$B$1048576])" office:value-type="string" office:string-value="&amp;kp LT" calcext:value-type="string">
            <text:p>&amp;kp LT</text:p>
          </table:table-cell>
          <table:table-cell table:formula="of:=LOOKUP(&quot;~&quot; &amp; [.F28];[$Keycodes.$A$1:$Keycodes.$A$1048576];[$Keycodes.$B$1:$Keycodes.$B$1048576])" office:value-type="string" office:string-value="&amp;kp GT" calcext:value-type="string">
            <text:p>&amp;kp GT</text:p>
          </table:table-cell>
          <table:table-cell office:value-type="string" calcext:value-type="string">
            <text:p>/**/</text:p>
          </table:table-cell>
          <table:table-cell table:formula="of:=LOOKUP(&quot;~&quot; &amp; [.H28];[$Keycodes.$A$1:.$A$1048576];[$Keycodes.$B$1:.$B$1048576])" office:value-type="string" office:string-value="&amp;none" calcext:value-type="string">
            <text:p>&amp;none</text:p>
          </table:table-cell>
          <table:table-cell table:formula="of:=LOOKUP(&quot;~&quot; &amp; [.I28];[$Keycodes.$A$1:.$A$1048576];[$Keycodes.$B$1:.$B$1048576])" office:value-type="string" office:string-value="&amp;kp LBKT" calcext:value-type="string">
            <text:p>&amp;kp LBKT</text:p>
          </table:table-cell>
          <table:table-cell table:formula="of:=LOOKUP(&quot;~&quot; &amp; [.J28];[$Keycodes.$A$1:.$A$1048576];[$Keycodes.$B$1:.$B$1048576])" office:value-type="string" office:string-value="&amp;kp RBKT" calcext:value-type="string">
            <text:p>&amp;kp RBKT</text:p>
          </table:table-cell>
          <table:table-cell table:formula="of:=LOOKUP(&quot;~&quot; &amp; [.K28];[$Keycodes.$A$1:.$A$1048576];[$Keycodes.$B$1:.$B$1048576])" office:value-type="string" office:string-value="&amp;kp LBRC" calcext:value-type="string">
            <text:p>&amp;kp LBRC</text:p>
          </table:table-cell>
          <table:table-cell table:formula="of:=LOOKUP(&quot;~&quot; &amp; [.L28];[$Keycodes.$A$1:.$A$1048576];[$Keycodes.$B$1:.$B$1048576])" office:value-type="string" office:string-value="&amp;kp RBRC" calcext:value-type="string">
            <text:p>&amp;kp RBRC</text:p>
          </table:table-cell>
        </table:table-row>
        <table:table-row table:style-name="ro1">
          <table:covered-table-cell/>
          <table:table-cell table:style-name="ce10"/>
          <table:table-cell table:style-name="ce13"/>
          <table:table-cell table:style-name="ce9" office:value-type="string" calcext:value-type="string">
            <text:p>ToBT</text:p>
          </table:table-cell>
          <table:table-cell table:style-name="ce9" office:value-type="string" calcext:value-type="string">
            <text:p>Tab</text:p>
          </table:table-cell>
          <table:table-cell table:style-name="ce9" office:value-type="string" calcext:value-type="string">
            <text:p>Back</text:p>
          </table:table-cell>
          <table:table-cell table:style-name="ce11"/>
          <table:table-cell table:style-name="ce9" office:value-type="string" calcext:value-type="string">
            <text:p>Spc</text:p>
          </table:table-cell>
          <table:table-cell table:style-name="ce9" office:value-type="string" calcext:value-type="string">
            <text:p>Ret</text:p>
          </table:table-cell>
          <table:table-cell table:style-name="ce9" office:value-type="string" calcext:value-type="string">
            <text:p>ToM</text:p>
          </table:table-cell>
          <table:table-cell table:style-name="ce16"/>
          <table:table-cell table:style-name="ce10"/>
          <table:table-cell table:number-columns-repeated="3"/>
          <table:table-cell table:formula="of:=LOOKUP(&quot;~&quot; &amp; [.D29];[$Keycodes.$A$1:$Keycodes.$A$1048576];[$Keycodes.$B$1:$Keycodes.$B$1048576])" office:value-type="string" office:string-value="&amp;to Bt_rgb" calcext:value-type="string">
            <text:p>&amp;to Bt_rgb</text:p>
          </table:table-cell>
          <table:table-cell table:formula="of:=LOOKUP(&quot;~&quot; &amp; [.E29];[$Keycodes.$A$1:$Keycodes.$A$1048576];[$Keycodes.$B$1:$Keycodes.$B$1048576])" office:value-type="string" office:string-value="&amp;kp TAB" calcext:value-type="string">
            <text:p>&amp;kp TAB</text:p>
          </table:table-cell>
          <table:table-cell table:formula="of:=LOOKUP(&quot;~&quot; &amp; [.F29];[$Keycodes.$A$1:$Keycodes.$A$1048576];[$Keycodes.$B$1:$Keycodes.$B$1048576])" office:value-type="string" office:string-value="&amp;kp BSPC" calcext:value-type="string">
            <text:p>&amp;kp BSPC</text:p>
          </table:table-cell>
          <table:table-cell office:value-type="string" calcext:value-type="string">
            <text:p>/**/</text:p>
          </table:table-cell>
          <table:table-cell table:formula="of:=LOOKUP(&quot;~&quot; &amp; [.H29];[$Keycodes.$A$1:.$A$1048576];[$Keycodes.$B$1:.$B$1048576])" office:value-type="string" office:string-value="&amp;kp SPACE" calcext:value-type="string">
            <text:p>&amp;kp SPACE</text:p>
          </table:table-cell>
          <table:table-cell table:formula="of:=LOOKUP(&quot;~&quot; &amp; [.I29];[$Keycodes.$A$1:.$A$1048576];[$Keycodes.$B$1:.$B$1048576])" office:value-type="string" office:string-value="&amp;kp RET" calcext:value-type="string">
            <text:p>&amp;kp RET</text:p>
          </table:table-cell>
          <table:table-cell table:formula="of:=LOOKUP(&quot;~&quot; &amp; [.J29];[$Keycodes.$A$1:.$A$1048576];[$Keycodes.$B$1:.$B$1048576])" office:value-type="string" office:string-value="&amp;to Main" calcext:value-type="string">
            <text:p>&amp;to Main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Fn keys</text:p>
          </table:table-cell>
          <table:table-cell table:style-name="ce11" table:number-columns-repeated="10"/>
          <table:table-cell table:number-columns-repeated="12"/>
        </table:table-row>
        <table:table-row table:style-name="ro1">
          <table:table-cell/>
          <table:table-cell table:style-name="ce11" table:number-columns-repeated="11"/>
          <table:table-cell table:number-columns-repeated="12"/>
        </table:table-row>
        <table:table-row table:style-name="ro1">
          <table:table-cell table:style-name="ce3" office:value-type="string" calcext:value-type="string" table:number-columns-spanned="1" table:number-rows-spanned="4">
            <text:p>5 – Bt_rgb</text:p>
          </table:table-cell>
          <table:table-cell table:style-name="ce9" office:value-type="string" calcext:value-type="string">
            <text:p>bt0</text:p>
          </table:table-cell>
          <table:table-cell table:style-name="ce9" office:value-type="string" calcext:value-type="string">
            <text:p>bt1</text:p>
          </table:table-cell>
          <table:table-cell table:style-name="ce9" office:value-type="string" calcext:value-type="string">
            <text:p>bt2</text:p>
          </table:table-cell>
          <table:table-cell table:style-name="ce9" office:value-type="string" calcext:value-type="string">
            <text:p>bt3</text:p>
          </table:table-cell>
          <table:table-cell table:style-name="ce9" office:value-type="string" calcext:value-type="string">
            <text:p>bt4</text:p>
          </table:table-cell>
          <table:table-cell table:style-name="ce11"/>
          <table:table-cell table:style-name="ce9" office:value-type="string" calcext:value-type="string">
            <text:p>r_on</text:p>
          </table:table-cell>
          <table:table-cell table:style-name="ce9" office:value-type="string" calcext:value-type="string">
            <text:p>r_hui</text:p>
          </table:table-cell>
          <table:table-cell table:style-name="ce9" office:value-type="string" calcext:value-type="string">
            <text:p>r_sai</text:p>
          </table:table-cell>
          <table:table-cell table:style-name="ce9" office:value-type="string" calcext:value-type="string">
            <text:p>r_bri</text:p>
          </table:table-cell>
          <table:table-cell table:style-name="ce9" office:value-type="string" calcext:value-type="string">
            <text:p>r_spi</text:p>
          </table:table-cell>
          <table:table-cell/>
          <table:table-cell table:formula="of:=LOOKUP(&quot;~&quot; &amp; [.B32];[$Keycodes.$A$1:$Keycodes.$A$1048576];[$Keycodes.$B$1:$Keycodes.$B$1048576])" office:value-type="string" office:string-value="&amp;change_bt 0" calcext:value-type="string">
            <text:p>&amp;change_bt 0</text:p>
          </table:table-cell>
          <table:table-cell table:formula="of:=LOOKUP(&quot;~&quot; &amp; [.C32];[$Keycodes.$A$1:$Keycodes.$A$1048576];[$Keycodes.$B$1:$Keycodes.$B$1048576])" office:value-type="string" office:string-value="&amp;change_bt 1" calcext:value-type="string">
            <text:p>&amp;change_bt 1</text:p>
          </table:table-cell>
          <table:table-cell table:formula="of:=LOOKUP(&quot;~&quot; &amp; [.D32];[$Keycodes.$A$1:$Keycodes.$A$1048576];[$Keycodes.$B$1:$Keycodes.$B$1048576])" office:value-type="string" office:string-value="&amp;change_bt 2" calcext:value-type="string">
            <text:p>&amp;change_bt 2</text:p>
          </table:table-cell>
          <table:table-cell table:formula="of:=LOOKUP(&quot;~&quot; &amp; [.E32];[$Keycodes.$A$1:$Keycodes.$A$1048576];[$Keycodes.$B$1:$Keycodes.$B$1048576])" office:value-type="string" office:string-value="&amp;change_bt 3" calcext:value-type="string">
            <text:p>&amp;change_bt 3</text:p>
          </table:table-cell>
          <table:table-cell table:formula="of:=LOOKUP(&quot;~&quot; &amp; [.F32];[$Keycodes.$A$1:$Keycodes.$A$1048576];[$Keycodes.$B$1:$Keycodes.$B$1048576])" office:value-type="string" office:string-value="&amp;change_bt 4" calcext:value-type="string">
            <text:p>&amp;change_bt 4</text:p>
          </table:table-cell>
          <table:table-cell office:value-type="string" calcext:value-type="string">
            <text:p>/**/</text:p>
          </table:table-cell>
          <table:table-cell table:formula="of:=LOOKUP(&quot;~&quot; &amp; [.H32];[$Keycodes.$A$1:.$A$1048576];[$Keycodes.$B$1:.$B$1048576])" office:value-type="string" office:string-value="&amp;rgb_ug RGB_ON" calcext:value-type="string">
            <text:p>&amp;rgb_ug RGB_ON</text:p>
          </table:table-cell>
          <table:table-cell table:formula="of:=LOOKUP(&quot;~&quot; &amp; [.I32];[$Keycodes.$A$1:.$A$1048576];[$Keycodes.$B$1:.$B$1048576])" office:value-type="string" office:string-value="&amp;rgb_ug RGB_HUI" calcext:value-type="string">
            <text:p>&amp;rgb_ug RGB_HUI</text:p>
          </table:table-cell>
          <table:table-cell table:formula="of:=LOOKUP(&quot;~&quot; &amp; [.J32];[$Keycodes.$A$1:.$A$1048576];[$Keycodes.$B$1:.$B$1048576])" office:value-type="string" office:string-value="&amp;rgb_ug RGB_SAI" calcext:value-type="string">
            <text:p>&amp;rgb_ug RGB_SAI</text:p>
          </table:table-cell>
          <table:table-cell table:formula="of:=LOOKUP(&quot;~&quot; &amp; [.K32];[$Keycodes.$A$1:.$A$1048576];[$Keycodes.$B$1:.$B$1048576])" office:value-type="string" office:string-value="&amp;rgb_ug RGB_BRI" calcext:value-type="string">
            <text:p>&amp;rgb_ug RGB_BRI</text:p>
          </table:table-cell>
          <table:table-cell table:formula="of:=LOOKUP(&quot;~&quot; &amp; [.L32];[$Keycodes.$A$1:.$A$1048576];[$Keycodes.$B$1:.$B$1048576])" office:value-type="string" office:string-value="&amp;rgb_ug RGB_SPI" calcext:value-type="string">
            <text:p>&amp;rgb_ug RGB_SPI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To1</text:p>
          </table:table-cell>
          <table:table-cell table:style-name="ce9" office:value-type="string" calcext:value-type="string">
            <text:p>To2</text:p>
          </table:table-cell>
          <table:table-cell table:style-name="ce9" office:value-type="string" calcext:value-type="string">
            <text:p>To3</text:p>
          </table:table-cell>
          <table:table-cell table:style-name="ce9" office:value-type="string" calcext:value-type="string">
            <text:p>To4</text:p>
          </table:table-cell>
          <table:table-cell table:style-name="ce9" office:value-type="string" calcext:value-type="string">
            <text:p>To5</text:p>
          </table:table-cell>
          <table:table-cell table:style-name="ce11"/>
          <table:table-cell table:style-name="ce9" office:value-type="string" calcext:value-type="string">
            <text:p>r_off</text:p>
          </table:table-cell>
          <table:table-cell table:style-name="ce9" office:value-type="string" calcext:value-type="string">
            <text:p>r_hud</text:p>
          </table:table-cell>
          <table:table-cell table:style-name="ce9" office:value-type="string" calcext:value-type="string">
            <text:p>r_sad</text:p>
          </table:table-cell>
          <table:table-cell table:style-name="ce9" office:value-type="string" calcext:value-type="string">
            <text:p>r_brd</text:p>
          </table:table-cell>
          <table:table-cell table:style-name="ce9" office:value-type="string" calcext:value-type="string">
            <text:p>r_spd</text:p>
          </table:table-cell>
          <table:table-cell/>
          <table:table-cell table:formula="of:=LOOKUP(&quot;~&quot; &amp; [.B33];[$Keycodes.$A$1:$Keycodes.$A$1048576];[$Keycodes.$B$1:$Keycodes.$B$1048576])" office:value-type="string" office:string-value="&amp;to 1" calcext:value-type="string">
            <text:p>&amp;to 1</text:p>
          </table:table-cell>
          <table:table-cell table:formula="of:=LOOKUP(&quot;~&quot; &amp; [.C33];[$Keycodes.$A$1:$Keycodes.$A$1048576];[$Keycodes.$B$1:$Keycodes.$B$1048576])" office:value-type="string" office:string-value="&amp;to 2" calcext:value-type="string">
            <text:p>&amp;to 2</text:p>
          </table:table-cell>
          <table:table-cell table:formula="of:=LOOKUP(&quot;~&quot; &amp; [.D33];[$Keycodes.$A$1:$Keycodes.$A$1048576];[$Keycodes.$B$1:$Keycodes.$B$1048576])" office:value-type="string" office:string-value="&amp;to 3" calcext:value-type="string">
            <text:p>&amp;to 3</text:p>
          </table:table-cell>
          <table:table-cell table:formula="of:=LOOKUP(&quot;~&quot; &amp; [.E33];[$Keycodes.$A$1:$Keycodes.$A$1048576];[$Keycodes.$B$1:$Keycodes.$B$1048576])" office:value-type="string" office:string-value="&amp;to 4" calcext:value-type="string">
            <text:p>&amp;to 4</text:p>
          </table:table-cell>
          <table:table-cell table:formula="of:=LOOKUP(&quot;~&quot; &amp; [.F33];[$Keycodes.$A$1:$Keycodes.$A$1048576];[$Keycodes.$B$1:$Keycodes.$B$1048576])" office:value-type="string" office:string-value="&amp;to 5" calcext:value-type="string">
            <text:p>&amp;to 5</text:p>
          </table:table-cell>
          <table:table-cell office:value-type="string" calcext:value-type="string">
            <text:p>/**/</text:p>
          </table:table-cell>
          <table:table-cell table:formula="of:=LOOKUP(&quot;~&quot; &amp; [.H33];[$Keycodes.$A$1:.$A$1048576];[$Keycodes.$B$1:.$B$1048576])" office:value-type="string" office:string-value="&amp;rgb_ug RGB_OFF" calcext:value-type="string">
            <text:p>&amp;rgb_ug RGB_OFF</text:p>
          </table:table-cell>
          <table:table-cell table:formula="of:=LOOKUP(&quot;~&quot; &amp; [.I33];[$Keycodes.$A$1:.$A$1048576];[$Keycodes.$B$1:.$B$1048576])" office:value-type="string" office:string-value="&amp;rgb_ug RGB_HUD" calcext:value-type="string">
            <text:p>&amp;rgb_ug RGB_HUD</text:p>
          </table:table-cell>
          <table:table-cell table:formula="of:=LOOKUP(&quot;~&quot; &amp; [.J33];[$Keycodes.$A$1:.$A$1048576];[$Keycodes.$B$1:.$B$1048576])" office:value-type="string" office:string-value="&amp;rgb_ug RGB_SAD" calcext:value-type="string">
            <text:p>&amp;rgb_ug RGB_SAD</text:p>
          </table:table-cell>
          <table:table-cell table:formula="of:=LOOKUP(&quot;~&quot; &amp; [.K33];[$Keycodes.$A$1:.$A$1048576];[$Keycodes.$B$1:.$B$1048576])" office:value-type="string" office:string-value="&amp;rgb_ug RGB_BRD" calcext:value-type="string">
            <text:p>&amp;rgb_ug RGB_BRD</text:p>
          </table:table-cell>
          <table:table-cell table:formula="of:=LOOKUP(&quot;~&quot; &amp; [.L33];[$Keycodes.$A$1:.$A$1048576];[$Keycodes.$B$1:.$B$1048576])" office:value-type="string" office:string-value="&amp;rgb_ug RGB_SPD" calcext:value-type="string">
            <text:p>&amp;rgb_ug RGB_SPD</text:p>
          </table:table-cell>
        </table:table-row>
        <table:table-row table:style-name="ro1">
          <table:covered-table-cell/>
          <table:table-cell table:style-name="ce9" office:value-type="string" calcext:value-type="string">
            <text:p>NumL</text:p>
          </table:table-cell>
          <table:table-cell table:number-columns-repeated="4" table:style-name="ce9" office:value-type="string" calcext:value-type="string">
            <text:p>none</text:p>
          </table:table-cell>
          <table:table-cell table:style-name="ce11"/>
          <table:table-cell table:style-name="ce9" office:value-type="string" calcext:value-type="string">
            <text:p>r_eff</text:p>
          </table:table-cell>
          <table:table-cell table:style-name="ce9" office:value-type="string" calcext:value-type="string">
            <text:p>r_efr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9" office:value-type="string" calcext:value-type="string">
            <text:p>btc</text:p>
          </table:table-cell>
          <table:table-cell/>
          <table:table-cell table:formula="of:=LOOKUP(&quot;~&quot; &amp; [.B34];[$Keycodes.$A$1:$Keycodes.$A$1048576];[$Keycodes.$B$1:$Keycodes.$B$1048576])" office:value-type="string" office:string-value="&amp;kp KP_NUM" calcext:value-type="string">
            <text:p>&amp;kp KP_NUM</text:p>
          </table:table-cell>
          <table:table-cell table:formula="of:=LOOKUP(&quot;~&quot; &amp; [.C34];[$Keycodes.$A$1:$Keycodes.$A$1048576];[$Keycodes.$B$1:$Keycodes.$B$1048576])" office:value-type="string" office:string-value="&amp;none" calcext:value-type="string">
            <text:p>&amp;none</text:p>
          </table:table-cell>
          <table:table-cell table:formula="of:=LOOKUP(&quot;~&quot; &amp; [.D34];[$Keycodes.$A$1:$Keycodes.$A$1048576];[$Keycodes.$B$1:$Keycodes.$B$1048576])" office:value-type="string" office:string-value="&amp;none" calcext:value-type="string">
            <text:p>&amp;none</text:p>
          </table:table-cell>
          <table:table-cell table:formula="of:=LOOKUP(&quot;~&quot; &amp; [.E34];[$Keycodes.$A$1:$Keycodes.$A$1048576];[$Keycodes.$B$1:$Keycodes.$B$1048576])" office:value-type="string" office:string-value="&amp;none" calcext:value-type="string">
            <text:p>&amp;none</text:p>
          </table:table-cell>
          <table:table-cell table:formula="of:=LOOKUP(&quot;~&quot; &amp; [.F34];[$Keycodes.$A$1:$Keycodes.$A$1048576];[$Keycodes.$B$1:$Keycodes.$B$1048576])" office:value-type="string" office:string-value="&amp;none" calcext:value-type="string">
            <text:p>&amp;none</text:p>
          </table:table-cell>
          <table:table-cell office:value-type="string" calcext:value-type="string">
            <text:p>/**/</text:p>
          </table:table-cell>
          <table:table-cell table:formula="of:=LOOKUP(&quot;~&quot; &amp; [.H34];[$Keycodes.$A$1:.$A$1048576];[$Keycodes.$B$1:.$B$1048576])" office:value-type="string" office:string-value="&amp;rgb_ug RGB_EFF" calcext:value-type="string">
            <text:p>&amp;rgb_ug RGB_EFF</text:p>
          </table:table-cell>
          <table:table-cell table:formula="of:=LOOKUP(&quot;~&quot; &amp; [.I34];[$Keycodes.$A$1:.$A$1048576];[$Keycodes.$B$1:.$B$1048576])" office:value-type="string" office:string-value="&amp;rgb_ug RGB_EFR" calcext:value-type="string">
            <text:p>&amp;rgb_ug RGB_EFR</text:p>
          </table:table-cell>
          <table:table-cell table:formula="of:=LOOKUP(&quot;~&quot; &amp; [.J34];[$Keycodes.$A$1:.$A$1048576];[$Keycodes.$B$1:.$B$1048576])" office:value-type="string" office:string-value="&amp;none" calcext:value-type="string">
            <text:p>&amp;none</text:p>
          </table:table-cell>
          <table:table-cell table:formula="of:=LOOKUP(&quot;~&quot; &amp; [.K34];[$Keycodes.$A$1:.$A$1048576];[$Keycodes.$B$1:.$B$1048576])" office:value-type="string" office:string-value="&amp;none" calcext:value-type="string">
            <text:p>&amp;none</text:p>
          </table:table-cell>
          <table:table-cell table:formula="of:=LOOKUP(&quot;~&quot; &amp; [.L34];[$Keycodes.$A$1:.$A$1048576];[$Keycodes.$B$1:.$B$1048576])" office:value-type="string" office:string-value="&amp;bt BT_CLR " calcext:value-type="string">
            <text:p>&amp;bt BT_CLR </text:p>
          </table:table-cell>
        </table:table-row>
        <table:table-row table:style-name="ro1">
          <table:covered-table-cell/>
          <table:table-cell table:style-name="ce11" table:number-columns-repeated="2"/>
          <table:table-cell table:style-name="ce9" office:value-type="string" calcext:value-type="string">
            <text:p>ToM</text:p>
          </table:table-cell>
          <table:table-cell table:number-columns-repeated="2" table:style-name="ce9" office:value-type="string" calcext:value-type="string">
            <text:p>none</text:p>
          </table:table-cell>
          <table:table-cell table:style-name="ce11"/>
          <table:table-cell table:number-columns-repeated="2" table:style-name="ce9" office:value-type="string" calcext:value-type="string">
            <text:p>none</text:p>
          </table:table-cell>
          <table:table-cell table:style-name="ce9" office:value-type="string" calcext:value-type="string">
            <text:p>ToM</text:p>
          </table:table-cell>
          <table:table-cell table:style-name="ce11" table:number-columns-repeated="2"/>
          <table:table-cell table:number-columns-repeated="3"/>
          <table:table-cell table:formula="of:=LOOKUP(&quot;~&quot; &amp; [.D35];[$Keycodes.$A$1:$Keycodes.$A$1048576];[$Keycodes.$B$1:$Keycodes.$B$1048576])" office:value-type="string" office:string-value="&amp;to Main" calcext:value-type="string">
            <text:p>&amp;to Main</text:p>
          </table:table-cell>
          <table:table-cell table:formula="of:=LOOKUP(&quot;~&quot; &amp; [.E35];[$Keycodes.$A$1:$Keycodes.$A$1048576];[$Keycodes.$B$1:$Keycodes.$B$1048576])" office:value-type="string" office:string-value="&amp;none" calcext:value-type="string">
            <text:p>&amp;none</text:p>
          </table:table-cell>
          <table:table-cell table:formula="of:=LOOKUP(&quot;~&quot; &amp; [.F35];[$Keycodes.$A$1:$Keycodes.$A$1048576];[$Keycodes.$B$1:$Keycodes.$B$1048576])" office:value-type="string" office:string-value="&amp;none" calcext:value-type="string">
            <text:p>&amp;none</text:p>
          </table:table-cell>
          <table:table-cell office:value-type="string" calcext:value-type="string">
            <text:p>/**/</text:p>
          </table:table-cell>
          <table:table-cell table:formula="of:=LOOKUP(&quot;~&quot; &amp; [.H35];[$Keycodes.$A$1:.$A$1048576];[$Keycodes.$B$1:.$B$1048576])" office:value-type="string" office:string-value="&amp;none" calcext:value-type="string">
            <text:p>&amp;none</text:p>
          </table:table-cell>
          <table:table-cell table:formula="of:=LOOKUP(&quot;~&quot; &amp; [.I35];[$Keycodes.$A$1:.$A$1048576];[$Keycodes.$B$1:.$B$1048576])" office:value-type="string" office:string-value="&amp;none" calcext:value-type="string">
            <text:p>&amp;none</text:p>
          </table:table-cell>
          <table:table-cell table:formula="of:=LOOKUP(&quot;~&quot; &amp; [.J35];[$Keycodes.$A$1:.$A$1048576];[$Keycodes.$B$1:.$B$1048576])" office:value-type="string" office:string-value="&amp;to Main" calcext:value-type="string">
            <text:p>&amp;to Main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BT &amp; RGB</text:p>
          </table:table-cell>
          <table:table-cell table:style-name="ce11" table:number-columns-repeated="10"/>
          <table:table-cell table:number-columns-repeated="12"/>
        </table:table-row>
        <table:table-row table:style-name="ro1">
          <table:table-cell/>
          <table:table-cell table:style-name="ce11" table:number-columns-repeated="11"/>
          <table:table-cell table:number-columns-repeated="12"/>
        </table:table-row>
        <table:table-row table:style-name="ro1">
          <table:table-cell table:style-name="ce3" table:number-columns-spanned="1" table:number-rows-spanned="4"/>
          <table:table-cell table:style-name="ce9" table:number-columns-repeated="5"/>
          <table:table-cell table:style-name="ce11"/>
          <table:table-cell table:style-name="ce9" table:number-columns-repeated="5"/>
          <table:table-cell/>
          <table:table-cell table:formula="of:=LOOKUP(&quot;~&quot; &amp; [.B38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C38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D38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E38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F38];[$Keycodes.$A$1:$Keycodes.$A$1048576];[$Keycodes.$B$1:$Keycodes.$B$1048576])" office:value-type="string" office:string-value="&amp;kp TILDE" calcext:value-type="string">
            <text:p>&amp;kp TILDE</text:p>
          </table:table-cell>
          <table:table-cell office:value-type="string" calcext:value-type="string">
            <text:p>/**/</text:p>
          </table:table-cell>
          <table:table-cell table:formula="of:=LOOKUP(&quot;~&quot; &amp; [.H38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I38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J38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K38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L38];[$Keycodes.$A$1:.$A$1048576];[$Keycodes.$B$1:.$B$1048576])" office:value-type="string" office:string-value="&amp;kp TILDE" calcext:value-type="string">
            <text:p>&amp;kp TILDE</text:p>
          </table:table-cell>
        </table:table-row>
        <table:table-row table:style-name="ro1">
          <table:covered-table-cell/>
          <table:table-cell table:style-name="ce9" table:number-columns-repeated="5"/>
          <table:table-cell table:style-name="ce11"/>
          <table:table-cell table:style-name="ce9" table:number-columns-repeated="5"/>
          <table:table-cell/>
          <table:table-cell table:formula="of:=LOOKUP(&quot;~&quot; &amp; [.B39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C39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D39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E39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F39];[$Keycodes.$A$1:$Keycodes.$A$1048576];[$Keycodes.$B$1:$Keycodes.$B$1048576])" office:value-type="string" office:string-value="&amp;kp TILDE" calcext:value-type="string">
            <text:p>&amp;kp TILDE</text:p>
          </table:table-cell>
          <table:table-cell office:value-type="string" calcext:value-type="string">
            <text:p>/**/</text:p>
          </table:table-cell>
          <table:table-cell table:formula="of:=LOOKUP(&quot;~&quot; &amp; [.H39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I39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J39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K39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L39];[$Keycodes.$A$1:.$A$1048576];[$Keycodes.$B$1:.$B$1048576])" office:value-type="string" office:string-value="&amp;kp TILDE" calcext:value-type="string">
            <text:p>&amp;kp TILDE</text:p>
          </table:table-cell>
        </table:table-row>
        <table:table-row table:style-name="ro1">
          <table:covered-table-cell/>
          <table:table-cell table:style-name="ce9" table:number-columns-repeated="5"/>
          <table:table-cell table:style-name="ce11"/>
          <table:table-cell table:style-name="ce9" table:number-columns-repeated="5"/>
          <table:table-cell/>
          <table:table-cell table:formula="of:=LOOKUP(&quot;~&quot; &amp; [.B40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C40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D40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E40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F40];[$Keycodes.$A$1:$Keycodes.$A$1048576];[$Keycodes.$B$1:$Keycodes.$B$1048576])" office:value-type="string" office:string-value="&amp;kp TILDE" calcext:value-type="string">
            <text:p>&amp;kp TILDE</text:p>
          </table:table-cell>
          <table:table-cell office:value-type="string" calcext:value-type="string">
            <text:p>/**/</text:p>
          </table:table-cell>
          <table:table-cell table:formula="of:=LOOKUP(&quot;~&quot; &amp; [.H40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I40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J40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K40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L40];[$Keycodes.$A$1:.$A$1048576];[$Keycodes.$B$1:.$B$1048576])" office:value-type="string" office:string-value="&amp;kp TILDE" calcext:value-type="string">
            <text:p>&amp;kp TILDE</text:p>
          </table:table-cell>
        </table:table-row>
        <table:table-row table:style-name="ro1">
          <table:covered-table-cell/>
          <table:table-cell table:style-name="ce11" table:number-columns-repeated="2"/>
          <table:table-cell table:style-name="ce9" table:number-columns-repeated="3"/>
          <table:table-cell table:style-name="ce11"/>
          <table:table-cell table:style-name="ce9" table:number-columns-repeated="3"/>
          <table:table-cell table:style-name="ce11" table:number-columns-repeated="2"/>
          <table:table-cell table:number-columns-repeated="3"/>
          <table:table-cell table:formula="of:=LOOKUP(&quot;~&quot; &amp; [.D41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E41];[$Keycodes.$A$1:$Keycodes.$A$1048576];[$Keycodes.$B$1:$Keycodes.$B$1048576])" office:value-type="string" office:string-value="&amp;kp TILDE" calcext:value-type="string">
            <text:p>&amp;kp TILDE</text:p>
          </table:table-cell>
          <table:table-cell table:formula="of:=LOOKUP(&quot;~&quot; &amp; [.F41];[$Keycodes.$A$1:$Keycodes.$A$1048576];[$Keycodes.$B$1:$Keycodes.$B$1048576])" office:value-type="string" office:string-value="&amp;kp TILDE" calcext:value-type="string">
            <text:p>&amp;kp TILDE</text:p>
          </table:table-cell>
          <table:table-cell office:value-type="string" calcext:value-type="string">
            <text:p>/**/</text:p>
          </table:table-cell>
          <table:table-cell table:formula="of:=LOOKUP(&quot;~&quot; &amp; [.H41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I41];[$Keycodes.$A$1:.$A$1048576];[$Keycodes.$B$1:.$B$1048576])" office:value-type="string" office:string-value="&amp;kp TILDE" calcext:value-type="string">
            <text:p>&amp;kp TILDE</text:p>
          </table:table-cell>
          <table:table-cell table:formula="of:=LOOKUP(&quot;~&quot; &amp; [.J41];[$Keycodes.$A$1:.$A$1048576];[$Keycodes.$B$1:.$B$1048576])" office:value-type="string" office:string-value="&amp;kp TILDE" calcext:value-type="string">
            <text:p>&amp;kp TILDE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number-columns-repeated="22"/>
        </table:table-row>
        <table:table-row table:style-name="ro1" table:number-rows-repeated="13">
          <table:table-cell table:number-columns-repeated="4"/>
          <table:table-cell table:style-name="ce1"/>
          <table:table-cell table:number-columns-repeated="19"/>
        </table:table-row>
        <table:table-row table:style-name="ro1" table:number-rows-repeated="50">
          <table:table-cell table:number-columns-repeated="24"/>
        </table:table-row>
        <table:table-row table:style-name="ro1">
          <table:table-cell office:value-type="string" calcext:value-type="string">
            <text:p>Mac only</text:p>
          </table:table-cell>
          <table:table-cell table:number-columns-repeated="23"/>
        </table:table-row>
        <table:table-row table:style-name="ro1" table:number-rows-repeated="40">
          <table:table-cell table:number-columns-repeated="24"/>
        </table:table-row>
        <table:table-row table:style-name="ro2" table:number-rows-repeated="17">
          <table:table-cell table:number-columns-repeated="4"/>
          <table:table-cell table:style-name="ce14"/>
          <table:table-cell table:style-name="ce15"/>
          <table:table-cell table:number-columns-repeated="18"/>
        </table:table-row>
        <table:table-row table:style-name="ro2" table:number-rows-repeated="8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Keycodes" table:style-name="ta1">
        <table:table-column table:style-name="co6" table:default-cell-style-name="ce1"/>
        <table:table-column table:style-name="co4" table:default-cell-style-name="Default"/>
        <table:table-row table:style-name="ro1">
          <table:table-cell table:style-name="ce26" office:value-type="string" calcext:value-type="string">
            <text:p>Key</text:p>
          </table:table-cell>
          <table:table-cell table:style-name="ce27"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amp;kp 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amp;kp 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amp;kp 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amp;kp 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amp;kp 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amp;kp F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&amp;kp G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&amp;kp H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&amp;kp I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&amp;kp J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&amp;kp K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&amp;kp L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&amp;kp 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&amp;kp N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&amp;kp O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&amp;kp P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&amp;kp Q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&amp;kp 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&amp;kp S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&amp;kp T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&amp;kp U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&amp;kp V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&amp;kp W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&amp;kp X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&amp;kp Y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&amp;kp Z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&amp;kp N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amp;kp N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amp;kp N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&amp;kp N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&amp;kp N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&amp;kp N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&amp;kp N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&amp;kp N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&amp;kp N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&amp;kp N0</text:p>
          </table:table-cell>
        </table:table-row>
        <table:table-row table:style-name="ro1">
          <table:table-cell office:value-type="string" calcext:value-type="string">
            <text:p>N1</text:p>
          </table:table-cell>
          <table:table-cell office:value-type="string" calcext:value-type="string">
            <text:p>&amp;kp KP_N1</text:p>
          </table:table-cell>
        </table:table-row>
        <table:table-row table:style-name="ro1">
          <table:table-cell office:value-type="string" calcext:value-type="string">
            <text:p>N2</text:p>
          </table:table-cell>
          <table:table-cell office:value-type="string" calcext:value-type="string">
            <text:p>&amp;kp KP_N2</text:p>
          </table:table-cell>
        </table:table-row>
        <table:table-row table:style-name="ro1">
          <table:table-cell office:value-type="string" calcext:value-type="string">
            <text:p>N3</text:p>
          </table:table-cell>
          <table:table-cell office:value-type="string" calcext:value-type="string">
            <text:p>&amp;kp KP_N3</text:p>
          </table:table-cell>
        </table:table-row>
        <table:table-row table:style-name="ro1">
          <table:table-cell office:value-type="string" calcext:value-type="string">
            <text:p>N4</text:p>
          </table:table-cell>
          <table:table-cell office:value-type="string" calcext:value-type="string">
            <text:p>&amp;kp KP_N4</text:p>
          </table:table-cell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&amp;kp KP_N5</text:p>
          </table:table-cell>
        </table:table-row>
        <table:table-row table:style-name="ro1">
          <table:table-cell office:value-type="string" calcext:value-type="string">
            <text:p>N6</text:p>
          </table:table-cell>
          <table:table-cell office:value-type="string" calcext:value-type="string">
            <text:p>&amp;kp KP_N6</text:p>
          </table:table-cell>
        </table:table-row>
        <table:table-row table:style-name="ro1">
          <table:table-cell office:value-type="string" calcext:value-type="string">
            <text:p>N7</text:p>
          </table:table-cell>
          <table:table-cell office:value-type="string" calcext:value-type="string">
            <text:p>&amp;kp KP_N7</text:p>
          </table:table-cell>
        </table:table-row>
        <table:table-row table:style-name="ro1">
          <table:table-cell office:value-type="string" calcext:value-type="string">
            <text:p>N8</text:p>
          </table:table-cell>
          <table:table-cell office:value-type="string" calcext:value-type="string">
            <text:p>&amp;kp KP_N8</text:p>
          </table:table-cell>
        </table:table-row>
        <table:table-row table:style-name="ro1">
          <table:table-cell office:value-type="string" calcext:value-type="string">
            <text:p>N9</text:p>
          </table:table-cell>
          <table:table-cell office:value-type="string" calcext:value-type="string">
            <text:p>&amp;kp KP_N9</text:p>
          </table:table-cell>
        </table:table-row>
        <table:table-row table:style-name="ro1">
          <table:table-cell office:value-type="string" calcext:value-type="string">
            <text:p>N0</text:p>
          </table:table-cell>
          <table:table-cell office:value-type="string" calcext:value-type="string">
            <text:p>&amp;kp KP_N0</text:p>
          </table:table-cell>
        </table:table-row>
        <table:table-row table:style-name="ro1">
          <table:table-cell office:value-type="string" calcext:value-type="string">
            <text:p>Meta-L</text:p>
          </table:table-cell>
          <table:table-cell office:value-type="string" calcext:value-type="string">
            <text:p>&amp;kp LMETA</text:p>
          </table:table-cell>
        </table:table-row>
        <table:table-row table:style-name="ro1">
          <table:table-cell office:value-type="string" calcext:value-type="string">
            <text:p>Ctrl-L</text:p>
          </table:table-cell>
          <table:table-cell office:value-type="string" calcext:value-type="string">
            <text:p>&amp;kp LCTRL</text:p>
          </table:table-cell>
        </table:table-row>
        <table:table-row table:style-name="ro1">
          <table:table-cell office:value-type="string" calcext:value-type="string">
            <text:p>Alt-L</text:p>
          </table:table-cell>
          <table:table-cell office:value-type="string" calcext:value-type="string">
            <text:p>&amp;kp LALT</text:p>
          </table:table-cell>
        </table:table-row>
        <table:table-row table:style-name="ro1">
          <table:table-cell office:value-type="string" calcext:value-type="string">
            <text:p>Shift-L</text:p>
          </table:table-cell>
          <table:table-cell office:value-type="string" calcext:value-type="string">
            <text:p>&amp;kp LSHIFT</text:p>
          </table:table-cell>
        </table:table-row>
        <table:table-row table:style-name="ro1">
          <table:table-cell office:value-type="string" calcext:value-type="string">
            <text:p>Meta-R</text:p>
          </table:table-cell>
          <table:table-cell office:value-type="string" calcext:value-type="string">
            <text:p>&amp;kp RMETA</text:p>
          </table:table-cell>
        </table:table-row>
        <table:table-row table:style-name="ro1">
          <table:table-cell office:value-type="string" calcext:value-type="string">
            <text:p>Ctrl-R</text:p>
          </table:table-cell>
          <table:table-cell office:value-type="string" calcext:value-type="string">
            <text:p>&amp;kp RCTRL</text:p>
          </table:table-cell>
        </table:table-row>
        <table:table-row table:style-name="ro1">
          <table:table-cell office:value-type="string" calcext:value-type="string">
            <text:p>Alt-R</text:p>
          </table:table-cell>
          <table:table-cell office:value-type="string" calcext:value-type="string">
            <text:p>&amp;kp RALT</text:p>
          </table:table-cell>
        </table:table-row>
        <table:table-row table:style-name="ro1">
          <table:table-cell office:value-type="string" calcext:value-type="string">
            <text:p>Shift-R</text:p>
          </table:table-cell>
          <table:table-cell office:value-type="string" calcext:value-type="string">
            <text:p>&amp;kp RSHIFT</text:p>
          </table:table-cell>
        </table:table-row>
        <table:table-row table:style-name="ro1">
          <table:table-cell office:value-type="string" calcext:value-type="string">
            <text:p>A s</text:p>
          </table:table-cell>
          <table:table-cell office:value-type="string" calcext:value-type="string">
            <text:p>&amp;hm LSHIFT A</text:p>
          </table:table-cell>
        </table:table-row>
        <table:table-row table:style-name="ro1">
          <table:table-cell office:value-type="string" calcext:value-type="string">
            <text:p>O c</text:p>
          </table:table-cell>
          <table:table-cell office:value-type="string" calcext:value-type="string">
            <text:p>&amp;hm LCTL O</text:p>
          </table:table-cell>
        </table:table-row>
        <table:table-row table:style-name="ro1">
          <table:table-cell office:value-type="string" calcext:value-type="string">
            <text:p>E a</text:p>
          </table:table-cell>
          <table:table-cell office:value-type="string" calcext:value-type="string">
            <text:p>&amp;hm LALT E</text:p>
          </table:table-cell>
        </table:table-row>
        <table:table-row table:style-name="ro1">
          <table:table-cell office:value-type="string" calcext:value-type="string">
            <text:p>U m</text:p>
          </table:table-cell>
          <table:table-cell office:value-type="string" calcext:value-type="string">
            <text:p>&amp;hm LMETA U</text:p>
          </table:table-cell>
        </table:table-row>
        <table:table-row table:style-name="ro1">
          <table:table-cell office:value-type="string" calcext:value-type="string">
            <text:p>H m</text:p>
          </table:table-cell>
          <table:table-cell office:value-type="string" calcext:value-type="string">
            <text:p>&amp;hm RMETA H</text:p>
          </table:table-cell>
        </table:table-row>
        <table:table-row table:style-name="ro1">
          <table:table-cell office:value-type="string" calcext:value-type="string">
            <text:p>T a</text:p>
          </table:table-cell>
          <table:table-cell office:value-type="string" calcext:value-type="string">
            <text:p>&amp;hm RALT T</text:p>
          </table:table-cell>
        </table:table-row>
        <table:table-row table:style-name="ro1">
          <table:table-cell office:value-type="string" calcext:value-type="string">
            <text:p>N c</text:p>
          </table:table-cell>
          <table:table-cell office:value-type="string" calcext:value-type="string">
            <text:p>&amp;hm RCTL N</text:p>
          </table:table-cell>
        </table:table-row>
        <table:table-row table:style-name="ro1">
          <table:table-cell office:value-type="string" calcext:value-type="string">
            <text:p>S s</text:p>
          </table:table-cell>
          <table:table-cell office:value-type="string" calcext:value-type="string">
            <text:p>&amp;hm RSHIFT S</text:p>
          </table:table-cell>
        </table:table-row>
        <table:table-row table:style-name="ro1">
          <table:table-cell office:value-type="string" calcext:value-type="string">
            <text:p>'</text:p>
          </table:table-cell>
          <table:table-cell office:value-type="string" calcext:value-type="string">
            <text:p>&amp;kp SQT</text:p>
          </table:table-cell>
        </table:table-row>
        <table:table-row table:style-name="ro1">
          <table:table-cell office:value-type="string" calcext:value-type="string">
            <text:p>' “</text:p>
          </table:table-cell>
          <table:table-cell office:value-type="string" calcext:value-type="string">
            <text:p>AS(SQT)</text:p>
          </table:table-cell>
        </table:table-row>
        <table:table-row table:style-name="ro1">
          <table:table-cell office:value-type="string" calcext:value-type="string">
            <text:p>,</text:p>
          </table:table-cell>
          <table:table-cell office:value-type="string" calcext:value-type="string">
            <text:p>&amp;kp COMMA</text:p>
          </table:table-cell>
        </table:table-row>
        <table:table-row table:style-name="ro1">
          <table:table-cell table:style-name="Default" office:value-type="string" calcext:value-type="string">
            <text:p>, ?</text:p>
          </table:table-cell>
          <table:table-cell office:value-type="string" calcext:value-type="string">
            <text:p>&amp;comma_qmark</text:p>
          </table:table-cell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amp;kp DOT</text:p>
          </table:table-cell>
        </table:table-row>
        <table:table-row table:style-name="ro1">
          <table:table-cell office:value-type="string" calcext:value-type="string">
            <text:p>. !</text:p>
          </table:table-cell>
          <table:table-cell office:value-type="string" calcext:value-type="string">
            <text:p>&amp;dot_excl</text:p>
          </table:table-cell>
        </table:table-row>
        <table:table-row table:style-name="ro1">
          <table:table-cell office:value-type="string" calcext:value-type="string">
            <text:p>`</text:p>
          </table:table-cell>
          <table:table-cell office:value-type="string" calcext:value-type="string">
            <text:p>&amp;kp GRAVE</text:p>
          </table:table-cell>
        </table:table-row>
        <table:table-row table:style-name="ro1">
          <table:table-cell office:value-type="string" calcext:value-type="string">
            <text:p>` ~</text:p>
          </table:table-cell>
          <table:table-cell office:value-type="string" calcext:value-type="string">
            <text:p>AS(GRAVE)</text:p>
          </table:table-cell>
        </table:table-row>
        <table:table-row table:style-name="ro1">
          <table:table-cell office:value-type="string" calcext:value-type="string">
            <text:p>!</text:p>
          </table:table-cell>
          <table:table-cell table:style-name="ce2" office:value-type="string" calcext:value-type="string">
            <text:p>&amp;kp <text:span text:style-name="T1">EXCL</text:span></text:p>
          </table:table-cell>
        </table:table-row>
        <table:table-row table:style-name="ro1">
          <table:table-cell office:value-type="string" calcext:value-type="string">
            <text:p>@</text:p>
          </table:table-cell>
          <table:table-cell office:value-type="string" calcext:value-type="string">
            <text:p>&amp;kp AT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&amp;kp HASH</text:p>
          </table:table-cell>
        </table:table-row>
        <table:table-row table:style-name="ro1">
          <table:table-cell office:value-type="string" calcext:value-type="string">
            <text:p>$</text:p>
          </table:table-cell>
          <table:table-cell office:value-type="string" calcext:value-type="string">
            <text:p>&amp;kp DOLLAR</text:p>
          </table:table-cell>
        </table:table-row>
        <table:table-row table:style-name="ro1">
          <table:table-cell office:value-type="string" calcext:value-type="string">
            <text:p>%</text:p>
          </table:table-cell>
          <table:table-cell office:value-type="string" calcext:value-type="string">
            <text:p>&amp;kp PERCENT</text:p>
          </table:table-cell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&amp;kp CARET</text:p>
          </table:table-cell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&amp;kp AMPS</text:p>
          </table:table-cell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&amp;kp STAR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&amp;kp LPAR</text:p>
          </table:table-cell>
        </table:table-row>
        <table:table-row table:style-name="ro1">
          <table:table-cell office:value-type="string" calcext:value-type="string">
            <text:p>)</text:p>
          </table:table-cell>
          <table:table-cell office:value-type="string" calcext:value-type="string">
            <text:p>&amp;kp RPAR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&amp;kp LBKT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office:value-type="string" calcext:value-type="string">
            <text:p>&amp;kp RBKT</text:p>
          </table:table-cell>
        </table:table-row>
        <table:table-row table:style-name="ro1">
          <table:table-cell table:style-name="Default" office:value-type="string" calcext:value-type="string">
            <text:p>{</text:p>
          </table:table-cell>
          <table:table-cell office:value-type="string" calcext:value-type="string">
            <text:p>&amp;kp LBRC</text:p>
          </table:table-cell>
        </table:table-row>
        <table:table-row table:style-name="ro1">
          <table:table-cell table:style-name="Default" office:value-type="string" calcext:value-type="string">
            <text:p>}</text:p>
          </table:table-cell>
          <table:table-cell office:value-type="string" calcext:value-type="string">
            <text:p>&amp;kp RBRC</text:p>
          </table:table-cell>
        </table:table-row>
        <table:table-row table:style-name="ro1">
          <table:table-cell office:value-type="string" calcext:value-type="string">
            <text:p>;</text:p>
          </table:table-cell>
          <table:table-cell office:value-type="string" calcext:value-type="string">
            <text:p>&amp;kp SEMI</text:p>
          </table:table-cell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&amp;kp COLON</text:p>
          </table:table-cell>
        </table:table-row>
        <table:table-row table:style-name="ro1">
          <table:table-cell office:value-type="string" calcext:value-type="string">
            <text:p>; :</text:p>
          </table:table-cell>
          <table:table-cell office:value-type="string" calcext:value-type="string">
            <text:p>AS(SEMI)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string" calcext:value-type="string">
            <text:p>&amp;kp EQUAL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&amp;kp PLU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&amp;kp MINUS</text:p>
          </table:table-cell>
        </table:table-row>
        <table:table-row table:style-name="ro1">
          <table:table-cell office:value-type="string" calcext:value-type="string">
            <text:p>_</text:p>
          </table:table-cell>
          <table:table-cell office:value-type="string" calcext:value-type="string">
            <text:p>&amp;kp UNDER</text:p>
          </table:table-cell>
        </table:table-row>
        <table:table-row table:style-name="ro1">
          <table:table-cell office:value-type="string" calcext:value-type="string">
            <text:p>/</text:p>
          </table:table-cell>
          <table:table-cell office:value-type="string" calcext:value-type="string">
            <text:p>&amp;kp FSLH</text:p>
          </table:table-cell>
        </table:table-row>
        <table:table-row table:style-name="ro1">
          <table:table-cell office:value-type="string" calcext:value-type="string">
            <text:p>\</text:p>
          </table:table-cell>
          <table:table-cell office:value-type="string" calcext:value-type="string">
            <text:p>&amp;kp BSLH</text:p>
          </table:table-cell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&amp;kp QMARK</text:p>
          </table:table-cell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&amp;kp PIPE</text:p>
          </table:table-cell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&amp;kp LT</text:p>
          </table:table-cell>
        </table:table-row>
        <table:table-row table:style-name="ro1">
          <table:table-cell office:value-type="string" calcext:value-type="string">
            <text:p>&gt;</text:p>
          </table:table-cell>
          <table:table-cell office:value-type="string" calcext:value-type="string">
            <text:p>&amp;kp GT</text:p>
          </table:table-cell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&amp;kp TILDE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&amp;kp F1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&amp;kp F2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&amp;kp F3</text:p>
          </table:table-cell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&amp;kp F4</text:p>
          </table:table-cell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&amp;kp F5</text:p>
          </table:table-cell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&amp;kp F6</text:p>
          </table:table-cell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&amp;kp F7</text:p>
          </table:table-cell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&amp;kp F8</text:p>
          </table:table-cell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&amp;kp F9</text:p>
          </table:table-cell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&amp;kp F10</text:p>
          </table:table-cell>
        </table:table-row>
        <table:table-row table:style-name="ro1">
          <table:table-cell office:value-type="string" calcext:value-type="string">
            <text:p>€</text:p>
          </table:table-cell>
          <table:table-cell office:value-type="string" calcext:value-type="string">
            <text:p>&amp;kp LS(LA(2))</text:p>
          </table:table-cell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&amp;kp ESC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&amp;kp RET</text:p>
          </table:table-cell>
        </table:table-row>
        <table:table-row table:style-name="ro1">
          <table:table-cell office:value-type="string" calcext:value-type="string">
            <text:p>Spc</text:p>
          </table:table-cell>
          <table:table-cell office:value-type="string" calcext:value-type="string">
            <text:p>&amp;kp SPACE</text:p>
          </table:table-cell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&amp;kp TAB</text:p>
          </table:table-cell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&amp;kp BSPC</text:p>
          </table:table-cell>
        </table:table-row>
        <table:table-row table:style-name="ro1">
          <table:table-cell office:value-type="string" calcext:value-type="string">
            <text:p>Del</text:p>
          </table:table-cell>
          <table:table-cell office:value-type="string" calcext:value-type="string">
            <text:p>&amp;kp DEL</text:p>
          </table:table-cell>
        </table:table-row>
        <table:table-row table:style-name="ro1">
          <table:table-cell office:value-type="string" calcext:value-type="string">
            <text:p>Ins</text:p>
          </table:table-cell>
          <table:table-cell office:value-type="string" calcext:value-type="string">
            <text:p>&amp;kp INS</text:p>
          </table:table-cell>
        </table:table-row>
        <table:table-row table:style-name="ro1">
          <table:table-cell office:value-type="string" calcext:value-type="string">
            <text:p>Trans</text:p>
          </table:table-cell>
          <table:table-cell office:value-type="string" calcext:value-type="string">
            <text:p>&amp;trans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&amp;none</text:p>
          </table:table-cell>
        </table:table-row>
        <table:table-row table:style-name="ro1">
          <table:table-cell office:value-type="string" calcext:value-type="string">
            <text:p>mo1</text:p>
          </table:table-cell>
          <table:table-cell office:value-type="string" calcext:value-type="string">
            <text:p>&amp;mo 1</text:p>
          </table:table-cell>
        </table:table-row>
        <table:table-row table:style-name="ro1">
          <table:table-cell office:value-type="string" calcext:value-type="string">
            <text:p>mo2</text:p>
          </table:table-cell>
          <table:table-cell office:value-type="string" calcext:value-type="string">
            <text:p>&amp;mo 2</text:p>
          </table:table-cell>
        </table:table-row>
        <table:table-row table:style-name="ro1">
          <table:table-cell office:value-type="string" calcext:value-type="string">
            <text:p>mo3</text:p>
          </table:table-cell>
          <table:table-cell office:value-type="string" calcext:value-type="string">
            <text:p>&amp;mo 3</text:p>
          </table:table-cell>
        </table:table-row>
        <table:table-row table:style-name="ro1">
          <table:table-cell office:value-type="string" calcext:value-type="string">
            <text:p>mo4</text:p>
          </table:table-cell>
          <table:table-cell office:value-type="string" calcext:value-type="string">
            <text:p>&amp;mo 4</text:p>
          </table:table-cell>
        </table:table-row>
        <table:table-row table:style-name="ro1">
          <table:table-cell office:value-type="string" calcext:value-type="string">
            <text:p>mo5</text:p>
          </table:table-cell>
          <table:table-cell office:value-type="string" calcext:value-type="string">
            <text:p>&amp;mo 5</text:p>
          </table:table-cell>
        </table:table-row>
        <table:table-row table:style-name="ro1">
          <table:table-cell office:value-type="string" calcext:value-type="string">
            <text:p>to0</text:p>
          </table:table-cell>
          <table:table-cell office:value-type="string" calcext:value-type="string">
            <text:p>&amp;to 0</text:p>
          </table:table-cell>
        </table:table-row>
        <table:table-row table:style-name="ro1">
          <table:table-cell office:value-type="string" calcext:value-type="string">
            <text:p>to1</text:p>
          </table:table-cell>
          <table:table-cell office:value-type="string" calcext:value-type="string">
            <text:p>&amp;to 1</text:p>
          </table:table-cell>
        </table:table-row>
        <table:table-row table:style-name="ro1">
          <table:table-cell office:value-type="string" calcext:value-type="string">
            <text:p>to2</text:p>
          </table:table-cell>
          <table:table-cell office:value-type="string" calcext:value-type="string">
            <text:p>&amp;to 2</text:p>
          </table:table-cell>
        </table:table-row>
        <table:table-row table:style-name="ro1">
          <table:table-cell office:value-type="string" calcext:value-type="string">
            <text:p>to3</text:p>
          </table:table-cell>
          <table:table-cell office:value-type="string" calcext:value-type="string">
            <text:p>&amp;to 3</text:p>
          </table:table-cell>
        </table:table-row>
        <table:table-row table:style-name="ro1">
          <table:table-cell office:value-type="string" calcext:value-type="string">
            <text:p>to4</text:p>
          </table:table-cell>
          <table:table-cell office:value-type="string" calcext:value-type="string">
            <text:p>&amp;to 4</text:p>
          </table:table-cell>
        </table:table-row>
        <table:table-row table:style-name="ro1">
          <table:table-cell office:value-type="string" calcext:value-type="string">
            <text:p>to5</text:p>
          </table:table-cell>
          <table:table-cell office:value-type="string" calcext:value-type="string">
            <text:p>&amp;to 5</text:p>
          </table:table-cell>
        </table:table-row>
        <table:table-row table:style-name="ro1">
          <table:table-cell office:value-type="string" calcext:value-type="string">
            <text:p>to6</text:p>
          </table:table-cell>
          <table:table-cell office:value-type="string" calcext:value-type="string">
            <text:p>&amp;to 6</text:p>
          </table:table-cell>
        </table:table-row>
        <table:table-row table:style-name="ro1">
          <table:table-cell office:value-type="string" calcext:value-type="string">
            <text:p>to7</text:p>
          </table:table-cell>
          <table:table-cell office:value-type="string" calcext:value-type="string">
            <text:p>&amp;to 7</text:p>
          </table:table-cell>
        </table:table-row>
        <table:table-row table:style-name="ro1">
          <table:table-cell office:value-type="string" calcext:value-type="string">
            <text:p>to8</text:p>
          </table:table-cell>
          <table:table-cell office:value-type="string" calcext:value-type="string">
            <text:p>&amp;to 8</text:p>
          </table:table-cell>
        </table:table-row>
        <table:table-row table:style-name="ro1">
          <table:table-cell office:value-type="string" calcext:value-type="string">
            <text:p>to9</text:p>
          </table:table-cell>
          <table:table-cell office:value-type="string" calcext:value-type="string">
            <text:p>&amp;to 9</text:p>
          </table:table-cell>
        </table:table-row>
        <table:table-row table:style-name="ro1">
          <table:table-cell office:value-type="string" calcext:value-type="string">
            <text:p>to10</text:p>
          </table:table-cell>
          <table:table-cell office:value-type="string" calcext:value-type="string">
            <text:p>&amp;to 10</text:p>
          </table:table-cell>
        </table:table-row>
        <table:table-row table:style-name="ro1">
          <table:table-cell office:value-type="string" calcext:value-type="string">
            <text:p>tog1</text:p>
          </table:table-cell>
          <table:table-cell office:value-type="string" calcext:value-type="string">
            <text:p>&amp;tog_on 1</text:p>
          </table:table-cell>
        </table:table-row>
        <table:table-row table:style-name="ro1">
          <table:table-cell office:value-type="string" calcext:value-type="string">
            <text:p>tog2</text:p>
          </table:table-cell>
          <table:table-cell office:value-type="string" calcext:value-type="string">
            <text:p>&amp;tog_on 2</text:p>
          </table:table-cell>
        </table:table-row>
        <table:table-row table:style-name="ro1">
          <table:table-cell office:value-type="string" calcext:value-type="string">
            <text:p>bt0</text:p>
          </table:table-cell>
          <table:table-cell office:value-type="string" calcext:value-type="string">
            <text:p>&amp;change_bt 0</text:p>
          </table:table-cell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&amp;change_bt 1</text:p>
          </table:table-cell>
        </table:table-row>
        <table:table-row table:style-name="ro1">
          <table:table-cell office:value-type="string" calcext:value-type="string">
            <text:p>bt2</text:p>
          </table:table-cell>
          <table:table-cell office:value-type="string" calcext:value-type="string">
            <text:p>&amp;change_bt 2</text:p>
          </table:table-cell>
        </table:table-row>
        <table:table-row table:style-name="ro1">
          <table:table-cell table:style-name="Default" office:value-type="string" calcext:value-type="string">
            <text:p>bt3</text:p>
          </table:table-cell>
          <table:table-cell office:value-type="string" calcext:value-type="string">
            <text:p>&amp;change_bt 3</text:p>
          </table:table-cell>
        </table:table-row>
        <table:table-row table:style-name="ro1">
          <table:table-cell table:style-name="Default" office:value-type="string" calcext:value-type="string">
            <text:p>bt4</text:p>
          </table:table-cell>
          <table:table-cell office:value-type="string" calcext:value-type="string">
            <text:p>&amp;change_bt 4</text:p>
          </table:table-cell>
        </table:table-row>
        <table:table-row table:style-name="ro1">
          <table:table-cell office:value-type="string" calcext:value-type="string">
            <text:p>btc</text:p>
          </table:table-cell>
          <table:table-cell office:value-type="string" calcext:value-type="string">
            <text:p>&amp;bt BT_CLR </text:p>
          </table:table-cell>
        </table:table-row>
        <table:table-row table:style-name="ro1">
          <table:table-cell office:value-type="string" calcext:value-type="string">
            <text:p>PgUp</text:p>
          </table:table-cell>
          <table:table-cell office:value-type="string" calcext:value-type="string">
            <text:p>&amp;kp PG_UP</text:p>
          </table:table-cell>
        </table:table-row>
        <table:table-row table:style-name="ro1">
          <table:table-cell office:value-type="string" calcext:value-type="string">
            <text:p>PgDn</text:p>
          </table:table-cell>
          <table:table-cell office:value-type="string" calcext:value-type="string">
            <text:p>&amp;kp PG_DN</text:p>
          </table:table-cell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&amp;kp UP</text:p>
          </table:table-cell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&amp;kp DOWN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&amp;kp LEFT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&amp;kp RIGHT</text:p>
          </table:table-cell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&amp;kp KP_ENTER</text:p>
          </table:table-cell>
        </table:table-row>
        <table:table-row table:style-name="ro1">
          <table:table-cell office:value-type="string" calcext:value-type="string">
            <text:p>r_on</text:p>
          </table:table-cell>
          <table:table-cell office:value-type="string" calcext:value-type="string">
            <text:p>&amp;rgb_ug RGB_ON</text:p>
          </table:table-cell>
        </table:table-row>
        <table:table-row table:style-name="ro1">
          <table:table-cell office:value-type="string" calcext:value-type="string">
            <text:p>r_off</text:p>
          </table:table-cell>
          <table:table-cell office:value-type="string" calcext:value-type="string">
            <text:p>&amp;rgb_ug RGB_OFF</text:p>
          </table:table-cell>
        </table:table-row>
        <table:table-row table:style-name="ro1">
          <table:table-cell office:value-type="string" calcext:value-type="string">
            <text:p>r_tog</text:p>
          </table:table-cell>
          <table:table-cell office:value-type="string" calcext:value-type="string">
            <text:p>&amp;rgb_ug RGB_TOG</text:p>
          </table:table-cell>
        </table:table-row>
        <table:table-row table:style-name="ro1">
          <table:table-cell office:value-type="string" calcext:value-type="string">
            <text:p>r_hui</text:p>
          </table:table-cell>
          <table:table-cell office:value-type="string" calcext:value-type="string">
            <text:p>&amp;rgb_ug RGB_HUI</text:p>
          </table:table-cell>
        </table:table-row>
        <table:table-row table:style-name="ro1">
          <table:table-cell office:value-type="string" calcext:value-type="string">
            <text:p>r_hud</text:p>
          </table:table-cell>
          <table:table-cell office:value-type="string" calcext:value-type="string">
            <text:p>&amp;rgb_ug RGB_HUD</text:p>
          </table:table-cell>
        </table:table-row>
        <table:table-row table:style-name="ro1">
          <table:table-cell office:value-type="string" calcext:value-type="string">
            <text:p>r_sai</text:p>
          </table:table-cell>
          <table:table-cell office:value-type="string" calcext:value-type="string">
            <text:p>&amp;rgb_ug RGB_SAI</text:p>
          </table:table-cell>
        </table:table-row>
        <table:table-row table:style-name="ro1">
          <table:table-cell office:value-type="string" calcext:value-type="string">
            <text:p>r_sad</text:p>
          </table:table-cell>
          <table:table-cell office:value-type="string" calcext:value-type="string">
            <text:p>&amp;rgb_ug RGB_SAD</text:p>
          </table:table-cell>
        </table:table-row>
        <table:table-row table:style-name="ro1">
          <table:table-cell office:value-type="string" calcext:value-type="string">
            <text:p>r_bri</text:p>
          </table:table-cell>
          <table:table-cell office:value-type="string" calcext:value-type="string">
            <text:p>&amp;rgb_ug RGB_BRI</text:p>
          </table:table-cell>
        </table:table-row>
        <table:table-row table:style-name="ro1">
          <table:table-cell office:value-type="string" calcext:value-type="string">
            <text:p>r_brd</text:p>
          </table:table-cell>
          <table:table-cell office:value-type="string" calcext:value-type="string">
            <text:p>&amp;rgb_ug RGB_BRD</text:p>
          </table:table-cell>
        </table:table-row>
        <table:table-row table:style-name="ro1">
          <table:table-cell office:value-type="string" calcext:value-type="string">
            <text:p>r_spi</text:p>
          </table:table-cell>
          <table:table-cell office:value-type="string" calcext:value-type="string">
            <text:p>&amp;rgb_ug RGB_SPI</text:p>
          </table:table-cell>
        </table:table-row>
        <table:table-row table:style-name="ro1">
          <table:table-cell office:value-type="string" calcext:value-type="string">
            <text:p>r_spd</text:p>
          </table:table-cell>
          <table:table-cell office:value-type="string" calcext:value-type="string">
            <text:p>&amp;rgb_ug RGB_SPD</text:p>
          </table:table-cell>
        </table:table-row>
        <table:table-row table:style-name="ro1">
          <table:table-cell office:value-type="string" calcext:value-type="string">
            <text:p>r_eff</text:p>
          </table:table-cell>
          <table:table-cell office:value-type="string" calcext:value-type="string">
            <text:p>&amp;rgb_ug RGB_EFF</text:p>
          </table:table-cell>
        </table:table-row>
        <table:table-row table:style-name="ro1">
          <table:table-cell office:value-type="string" calcext:value-type="string">
            <text:p>r_efr</text:p>
          </table:table-cell>
          <table:table-cell office:value-type="string" calcext:value-type="string">
            <text:p>&amp;rgb_ug RGB_EFR</text:p>
          </table:table-cell>
        </table:table-row>
        <table:table-row table:style-name="ro1">
          <table:table-cell office:value-type="string" calcext:value-type="string">
            <text:p>r_col</text:p>
          </table:table-cell>
          <table:table-cell office:value-type="string" calcext:value-type="string">
            <text:p>&amp;rgb_ug RGB_</text:p>
          </table:table-cell>
        </table:table-row>
        <table:table-row table:style-name="ro1">
          <table:table-cell office:value-type="string" calcext:value-type="string">
            <text:p>Lshft</text:p>
          </table:table-cell>
          <table:table-cell office:value-type="string" calcext:value-type="string">
            <text:p>&amp;kp LEFT_SHIFT</text:p>
          </table:table-cell>
        </table:table-row>
        <table:table-row table:style-name="ro1">
          <table:table-cell office:value-type="string" calcext:value-type="string">
            <text:p>Lalt</text:p>
          </table:table-cell>
          <table:table-cell office:value-type="string" calcext:value-type="string">
            <text:p>&amp;kp LEFT_ALT</text:p>
          </table:table-cell>
        </table:table-row>
        <table:table-row table:style-name="ro1">
          <table:table-cell office:value-type="string" calcext:value-type="string">
            <text:p>Lctrl</text:p>
          </table:table-cell>
          <table:table-cell office:value-type="string" calcext:value-type="string">
            <text:p>&amp;kp LEFT_CTRL</text:p>
          </table:table-cell>
        </table:table-row>
        <table:table-row table:style-name="ro1">
          <table:table-cell office:value-type="string" calcext:value-type="string">
            <text:p>Lmet</text:p>
          </table:table-cell>
          <table:table-cell office:value-type="string" calcext:value-type="string">
            <text:p>&amp;kp LEFT_META</text:p>
          </table:table-cell>
        </table:table-row>
        <table:table-row table:style-name="ro1">
          <table:table-cell office:value-type="string" calcext:value-type="string">
            <text:p>MoNt</text:p>
          </table:table-cell>
          <table:table-cell office:value-type="string" calcext:value-type="string">
            <text:p>&amp;mo NumTemp</text:p>
          </table:table-cell>
        </table:table-row>
        <table:table-row table:style-name="ro1">
          <table:table-cell office:value-type="string" calcext:value-type="string">
            <text:p>tognl</text:p>
          </table:table-cell>
          <table:table-cell office:value-type="string" calcext:value-type="string">
            <text:p>&amp;tog Numlock</text:p>
          </table:table-cell>
        </table:table-row>
        <table:table-row table:style-name="ro1">
          <table:table-cell office:value-type="string" calcext:value-type="string">
            <text:p>ToM</text:p>
          </table:table-cell>
          <table:table-cell office:value-type="string" calcext:value-type="string">
            <text:p>&amp;to Main</text:p>
          </table:table-cell>
        </table:table-row>
        <table:table-row table:style-name="ro1">
          <table:table-cell table:style-name="Default" office:value-type="string" calcext:value-type="string">
            <text:p>M(D)</text:p>
          </table:table-cell>
          <table:table-cell office:value-type="string" calcext:value-type="string">
            <text:p>&amp;kp LG(DEL)</text:p>
          </table:table-cell>
        </table:table-row>
        <table:table-row table:style-name="ro1">
          <table:table-cell table:style-name="Default" office:value-type="string" calcext:value-type="string">
            <text:p>ToFn</text:p>
          </table:table-cell>
          <table:table-cell office:value-type="string" calcext:value-type="string">
            <text:p>&amp;to Fn_Sym</text:p>
          </table:table-cell>
        </table:table-row>
        <table:table-row table:style-name="ro1">
          <table:table-cell table:style-name="Default" office:value-type="string" calcext:value-type="string">
            <text:p>ToBT</text:p>
          </table:table-cell>
          <table:table-cell office:value-type="string" calcext:value-type="string">
            <text:p>&amp;to Bt_rgb</text:p>
          </table:table-cell>
        </table:table-row>
        <table:table-row table:style-name="ro1">
          <table:table-cell table:style-name="Default" office:value-type="string" calcext:value-type="string">
            <text:p>M(T)</text:p>
          </table:table-cell>
          <table:table-cell office:value-type="string" calcext:value-type="string">
            <text:p>&amp;kp LG(TAB)</text:p>
          </table:table-cell>
        </table:table-row>
        <table:table-row table:style-name="ro1">
          <table:table-cell table:style-name="Default" office:value-type="string" calcext:value-type="string">
            <text:p>M(B)</text:p>
          </table:table-cell>
          <table:table-cell office:value-type="string" calcext:value-type="string">
            <text:p>&amp;kg LG(BSPC)</text:p>
          </table:table-cell>
        </table:table-row>
        <table:table-row table:style-name="ro1">
          <table:table-cell table:style-name="Default" office:value-type="string" calcext:value-type="string">
            <text:p>\ |</text:p>
          </table:table-cell>
          <table:table-cell office:value-type="string" calcext:value-type="string">
            <text:p>AS(BSLH)</text:p>
          </table:table-cell>
        </table:table-row>
        <table:table-row table:style-name="ro1">
          <table:table-cell table:style-name="Default" office:value-type="string" calcext:value-type="string">
            <text:p>NumL</text:p>
          </table:table-cell>
          <table:table-cell office:value-type="string" calcext:value-type="string">
            <text:p>&amp;kp KP_NUM</text:p>
          </table:table-cell>
        </table:table-row>
      </table:table>
      <table:table table:name="Sheet3" table:style-name="ta1">
        <table:table-column table:style-name="co7" table:default-cell-style-name="Default"/>
        <table:table-column table:style-name="co8" table:number-columns-repeated="5" table:default-cell-style-name="ce9"/>
        <table:table-column table:style-name="co8" table:default-cell-style-name="ce11"/>
        <table:table-column table:style-name="co8" table:number-columns-repeated="5" table:default-cell-style-name="ce9"/>
        <table:table-row table:style-name="ro1">
          <table:table-cell table:style-name="ce3"/>
          <table:table-cell table:style-name="ce5" table:number-columns-repeated="5"/>
          <table:table-cell table:style-name="ce24"/>
          <table:table-cell table:style-name="ce5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4">
            <text:p>0 – Main</text:p>
          </table:table-cell>
          <table:table-cell office:value-type="string" calcext:value-type="string">
            <text:p>' “</text:p>
          </table:table-cell>
          <table:table-cell office:value-type="string" calcext:value-type="string">
            <text:p>, ?</text:p>
          </table:table-cell>
          <table:table-cell office:value-type="string" calcext:value-type="string">
            <text:p>. !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</table:table-row>
        <table:table-row table:style-name="ro1">
          <table:covered-table-cell/>
          <table:table-cell office:value-type="string" calcext:value-type="string">
            <text:p>A s</text:p>
          </table:table-cell>
          <table:table-cell office:value-type="string" calcext:value-type="string">
            <text:p>O c</text:p>
          </table:table-cell>
          <table:table-cell office:value-type="string" calcext:value-type="string">
            <text:p>E a</text:p>
          </table:table-cell>
          <table:table-cell office:value-type="string" calcext:value-type="string">
            <text:p>U m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H m</text:p>
          </table:table-cell>
          <table:table-cell office:value-type="string" calcext:value-type="string">
            <text:p>T a</text:p>
          </table:table-cell>
          <table:table-cell office:value-type="string" calcext:value-type="string">
            <text:p>N c</text:p>
          </table:table-cell>
          <table:table-cell office:value-type="string" calcext:value-type="string">
            <text:p>S s</text:p>
          </table:table-cell>
        </table:table-row>
        <table:table-row table:style-name="ro1">
          <table:covered-table-cell/>
          <table:table-cell office:value-type="string" calcext:value-type="string">
            <text:p>; :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</table:table-row>
        <table:table-row table:style-name="ro1">
          <table:covered-table-cell/>
          <table:table-cell table:style-name="ce10"/>
          <table:table-cell table:style-name="ce13"/>
          <table:table-cell office:value-type="string" calcext:value-type="string">
            <text:p>MoN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S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ToFn</text:p>
          </table:table-cell>
          <table:table-cell table:style-name="ce16"/>
          <table:table-cell table:style-name="ce10"/>
        </table:table-row>
        <table:table-row table:style-name="ro1">
          <table:table-cell/>
          <table:table-cell table:style-name="ce18" office:value-type="string" calcext:value-type="string">
            <text:p>Main</text:p>
          </table:table-cell>
          <table:table-cell table:style-name="ce11" table:number-columns-repeated="4"/>
          <table:table-cell/>
          <table:table-cell table:style-name="ce11" table:number-columns-repeated="5"/>
        </table:table-row>
        <table:table-row table:style-name="ro1"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4">
            <text:p>1 – Numpad</text:p>
          </table:table-cell>
          <table:table-cell office:value-type="string" calcext:value-type="string">
            <text:p>ESC</text:p>
          </table:table-cell>
          <table:table-cell office:value-type="string" calcext:value-type="string">
            <text:p>` ~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M(B)</text:p>
          </table:table-cell>
          <table:table-cell office:value-type="string" calcext:value-type="string">
            <text:p>PgUp</text:p>
          </table:table-cell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</table:table-row>
        <table:table-row table:style-name="ro1">
          <table:covered-table-cell/>
          <table:table-cell office:value-type="string" calcext:value-type="string">
            <text:p>M(T)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gDn</text:p>
          </table:table-cell>
          <table:table-cell/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</table:table-row>
        <table:table-row table:style-name="ro1">
          <table:covered-table-cell/>
          <table:table-cell office:value-type="string" calcext:value-type="string">
            <text:p>Lshft</text:p>
          </table:table-cell>
          <table:table-cell office:value-type="string" calcext:value-type="string">
            <text:p>Lalt</text:p>
          </table:table-cell>
          <table:table-cell office:value-type="string" calcext:value-type="string">
            <text:p>Lctrl</text:p>
          </table:table-cell>
          <table:table-cell office:value-type="string" calcext:value-type="string">
            <text:p>tognl</text:p>
          </table:table-cell>
          <table:table-cell office:value-type="string" calcext:value-type="string">
            <text:p>\ |</text:p>
          </table:table-cell>
          <table:table-cell/>
          <table:table-cell office:value-type="string" calcext:value-type="string">
            <text:p>=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style-name="ce11"/>
          <table:table-cell table:style-name="ce11" office:value-type="string" calcext:value-type="string">
            <text:p><text:s/></text:p>
          </table:table-cell>
          <table:table-cell office:value-type="string" calcext:value-type="string">
            <text:p>ToFn</text:p>
          </table:table-cell>
          <table:table-cell office:value-type="string" calcext:value-type="string">
            <text:p>Lmet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.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ToM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18" office:value-type="string" calcext:value-type="string">
            <text:p>Null</text:p>
          </table:table-cell>
          <table:table-cell table:style-name="ce11" table:number-columns-repeated="4"/>
          <table:table-cell/>
          <table:table-cell table:style-name="ce11" table:number-columns-repeated="5"/>
        </table:table-row>
        <table:table-row table:style-name="ro1"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4">
            <text:p>4 – Fn_Sym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F5</text:p>
          </table:table-cell>
          <table:table-cell/>
          <table:table-cell office:value-type="string" calcext:value-type="string">
            <text:p>F6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10</text:p>
          </table:table-cell>
        </table:table-row>
        <table:table-row table:style-name="ro1">
          <table:covered-table-cell/>
          <table:table-cell office:value-type="string" calcext:value-type="string">
            <text:p>!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^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)</text:p>
          </table:table-cell>
        </table:table-row>
        <table:table-row table:style-name="ro1">
          <table:covered-table-cell/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&gt;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{</text:p>
          </table:table-cell>
          <table:table-cell office:value-type="string" calcext:value-type="string">
            <text:p>}</text:p>
          </table:table-cell>
        </table:table-row>
        <table:table-row table:style-name="ro1">
          <table:covered-table-cell/>
          <table:table-cell table:style-name="ce10"/>
          <table:table-cell table:style-name="ce13"/>
          <table:table-cell office:value-type="string" calcext:value-type="string">
            <text:p>ToBT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Spc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ToM</text:p>
          </table:table-cell>
          <table:table-cell table:style-name="ce16"/>
          <table:table-cell table:style-name="ce10"/>
        </table:table-row>
        <table:table-row table:style-name="ro1">
          <table:table-cell/>
          <table:table-cell table:style-name="ce18" office:value-type="string" calcext:value-type="string">
            <text:p>Fn keys</text:p>
          </table:table-cell>
          <table:table-cell table:style-name="ce11" table:number-columns-repeated="4"/>
          <table:table-cell/>
          <table:table-cell table:style-name="ce11" table:number-columns-repeated="5"/>
        </table:table-row>
        <table:table-row table:style-name="ro1">
          <table:table-cell/>
          <table:table-cell table:style-name="ce11" table:number-columns-repeated="5"/>
          <table:table-cell/>
          <table:table-cell table:style-name="ce11" table:number-columns-repeated="5"/>
        </table:table-row>
        <table:table-row table:style-name="ro1">
          <table:table-cell table:style-name="ce3" office:value-type="string" calcext:value-type="string" table:number-columns-spanned="1" table:number-rows-spanned="4">
            <text:p>5 – Bt_rgb</text:p>
          </table:table-cell>
          <table:table-cell office:value-type="string" calcext:value-type="string">
            <text:p>bt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t2</text:p>
          </table:table-cell>
          <table:table-cell office:value-type="string" calcext:value-type="string">
            <text:p>bt3</text:p>
          </table:table-cell>
          <table:table-cell office:value-type="string" calcext:value-type="string">
            <text:p>bt4</text:p>
          </table:table-cell>
          <table:table-cell/>
          <table:table-cell office:value-type="string" calcext:value-type="string">
            <text:p>r_on</text:p>
          </table:table-cell>
          <table:table-cell office:value-type="string" calcext:value-type="string">
            <text:p>r_hui</text:p>
          </table:table-cell>
          <table:table-cell office:value-type="string" calcext:value-type="string">
            <text:p>r_sai</text:p>
          </table:table-cell>
          <table:table-cell office:value-type="string" calcext:value-type="string">
            <text:p>r_bri</text:p>
          </table:table-cell>
          <table:table-cell office:value-type="string" calcext:value-type="string">
            <text:p>r_spi</text:p>
          </table:table-cell>
        </table:table-row>
        <table:table-row table:style-name="ro1">
          <table:covered-table-cell/>
          <table:table-cell office:value-type="string" calcext:value-type="string">
            <text:p>To1</text:p>
          </table:table-cell>
          <table:table-cell office:value-type="string" calcext:value-type="string">
            <text:p>To2</text:p>
          </table:table-cell>
          <table:table-cell office:value-type="string" calcext:value-type="string">
            <text:p>To3</text:p>
          </table:table-cell>
          <table:table-cell office:value-type="string" calcext:value-type="string">
            <text:p>To4</text:p>
          </table:table-cell>
          <table:table-cell office:value-type="string" calcext:value-type="string">
            <text:p>To5</text:p>
          </table:table-cell>
          <table:table-cell/>
          <table:table-cell office:value-type="string" calcext:value-type="string">
            <text:p>r_off</text:p>
          </table:table-cell>
          <table:table-cell office:value-type="string" calcext:value-type="string">
            <text:p>r_hud</text:p>
          </table:table-cell>
          <table:table-cell office:value-type="string" calcext:value-type="string">
            <text:p>r_sad</text:p>
          </table:table-cell>
          <table:table-cell office:value-type="string" calcext:value-type="string">
            <text:p>r_brd</text:p>
          </table:table-cell>
          <table:table-cell office:value-type="string" calcext:value-type="string">
            <text:p>r_spd</text:p>
          </table:table-cell>
        </table:table-row>
        <table:table-row table:style-name="ro1">
          <table:covered-table-cell/>
          <table:table-cell office:value-type="string" calcext:value-type="string">
            <text:p>NumL</text:p>
          </table:table-cell>
          <table:table-cell table:number-columns-repeated="4" office:value-type="string" calcext:value-type="string">
            <text:p>none</text:p>
          </table:table-cell>
          <table:table-cell/>
          <table:table-cell office:value-type="string" calcext:value-type="string">
            <text:p>r_eff</text:p>
          </table:table-cell>
          <table:table-cell office:value-type="string" calcext:value-type="string">
            <text:p>r_efr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covered-table-cell/>
          <table:table-cell table:style-name="ce11" table:number-columns-repeated="2"/>
          <table:table-cell office:value-type="string" calcext:value-type="string">
            <text:p>ToM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oM</text:p>
          </table:table-cell>
          <table:table-cell table:style-name="ce11" table:number-columns-repeated="2"/>
        </table:table-row>
        <table:table-row table:style-name="ro1">
          <table:table-cell/>
          <table:table-cell table:style-name="ce18" office:value-type="string" calcext:value-type="string">
            <text:p>BT &amp; RGB</text:p>
          </table:table-cell>
          <table:table-cell table:style-name="ce11" table:number-columns-repeated="4"/>
          <table:table-cell/>
          <table:table-cell table:style-name="ce11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30">00/00/0000</text:date>, <text:time style:data-style-name="N2" text:time-value="12:49:38.880627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5-04-21T21:45:36.883268677</meta:creation-date>
    <meta:editing-duration>P1DT16M41S</meta:editing-duration>
    <meta:editing-cycles>13</meta:editing-cycles>
    <meta:generator>LibreOffice/7.3.1.3$MacOSX_X86_64 LibreOffice_project/a69ca51ded25f3eefd52d7bf9a5fad8c90b87951</meta:generator>
    <dc:date>2025-04-30T22:52:37.209638178</dc:date>
    <meta:print-date>2025-04-28T18:36:09.290971470</meta:print-date>
    <meta:document-statistic meta:table-count="3" meta:cell-count="1019" meta:object-count="0"/>
  </office:meta>
</office:document-meta>
</file>